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1" style:family="paragraph" style:parent-style-name="Table_20_Contents">
      <style:paragraph-properties fo:text-align="start" style:justify-single-word="false"/>
      <style:text-properties style:font-name="Courier New" fo:font-size="8pt" style:font-size-asian="8pt" style:font-size-complex="8pt"/>
    </style:style>
    <style:style style:name="P22"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3"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6"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paragraph-properties fo:text-align="start" style:justify-single-word="false"/>
      <style:text-properties fo:font-style="italic" style:font-style-asian="italic" style:font-style-complex="italic"/>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33"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34"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35"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3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3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38" style:family="paragraph" style:parent-style-name="Footnote">
      <style:paragraph-properties fo:text-align="end" style:justify-single-word="false"/>
    </style:style>
    <style:style style:name="P39" style:family="paragraph" style:parent-style-name="Standard">
      <style:paragraph-properties fo:text-align="end" style:justify-single-word="false"/>
      <style:text-properties style:font-name="Arial"/>
    </style:style>
    <style:style style:name="P4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Arial"/>
    </style:style>
    <style:style style:name="P42"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43" style:family="paragraph" style:parent-style-name="Standard">
      <style:text-properties fo:language="ca" fo:country="ES"/>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5"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5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paragraph-properties>
        <style:tab-stops>
          <style:tab-stop style:position="-0.476cm"/>
        </style:tab-stops>
      </style:paragraph-properties>
    </style:style>
    <style:style style:name="P59" style:family="paragraph" style:parent-style-name="Standard">
      <style:text-properties fo:language="zxx" fo:country="none" style:language-asian="zxx" style:country-asian="none" style:language-complex="zxx" style:country-complex="none"/>
    </style:style>
    <style:style style:name="P6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style>
    <style:style style:name="P63" style:family="paragraph" style:parent-style-name="Standard">
      <style:paragraph-properties fo:text-align="end" style:justify-single-word="false"/>
    </style:style>
    <style:style style:name="P6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style>
    <style:style style:name="P70" style:family="paragraph" style:parent-style-name="Text_20_body">
      <style:text-properties fo:language="ca" fo:country="ES" style:language-asian="zxx" style:country-asian="none" style:language-complex="zxx" style:country-complex="none"/>
    </style:style>
    <style:style style:name="P7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Text_20_body">
      <style:text-properties fo:language="ca" fo:country="ES" fo:background-color="transparent" style:language-asian="zxx" style:country-asian="none" style:language-complex="zxx" style:country-complex="none"/>
    </style:style>
    <style:style style:name="P7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6"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78" style:family="paragraph" style:parent-style-name="Text_20_body">
      <style:paragraph-properties fo:text-align="justify" style:justify-single-word="false"/>
      <style:text-properties fo:language="ca" fo:country="ES"/>
    </style:style>
    <style:style style:name="P7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0"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81" style:family="paragraph" style:parent-style-name="Text_20_body">
      <style:text-properties style:font-name="Arial" fo:language="ca" fo:country="ES" style:language-asian="zxx" style:country-asian="none" style:language-complex="zxx" style:country-complex="none"/>
    </style:style>
    <style:style style:name="P82"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text-properties style:use-window-font-color="true" fo:language="ca" fo:country="ES" style:language-asian="zxx" style:country-asian="none" style:language-complex="zxx" style:country-complex="none"/>
    </style:style>
    <style:style style:name="P86" style:family="paragraph" style:parent-style-name="Text_20_body">
      <style:paragraph-properties fo:text-align="center" style:justify-single-word="false"/>
      <style:text-properties fo:font-style="italic" style:font-style-asian="italic" style:font-style-complex="italic"/>
    </style:style>
    <style:style style:name="P87" style:family="paragraph" style:parent-style-name="Text_20_body">
      <style:paragraph-properties fo:text-align="justify" style:justify-single-word="false"/>
      <style:text-properties fo:background-color="transparent"/>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fo:font-size="6pt" style:font-size-asian="5.25pt" style:font-size-complex="6pt"/>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9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5" style:family="paragraph" style:parent-style-name="Standard">
      <style:paragraph-properties fo:margin-left="0.617cm" fo:margin-right="-0.018cm" fo:text-indent="-0.635cm" style:auto-text-indent="false">
        <style:tab-stops/>
      </style:paragraph-properties>
    </style:style>
    <style:style style:name="P9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9"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00"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01"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02"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0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04" style:family="paragraph" style:parent-style-name="Standard" style:master-page-name="">
      <style:paragraph-properties fo:margin-left="0cm" fo:margin-right="0cm" fo:text-align="justify" style:justify-single-word="false" fo:text-indent="0cm" style:auto-text-indent="false" style:page-number="auto"/>
    </style:style>
    <style:style style:name="P105" style:family="paragraph" style:parent-style-name="Title">
      <style:paragraph-properties fo:text-align="center" style:justify-single-word="false"/>
      <style:text-properties fo:font-size="48pt" style:font-size-asian="48pt" style:font-size-complex="48pt"/>
    </style:style>
    <style:style style:name="P106" style:family="paragraph" style:parent-style-name="Subtitle">
      <style:paragraph-properties fo:text-align="center" style:justify-single-word="false"/>
      <style:text-properties fo:font-style="italic" style:font-style-asian="italic" style:font-style-complex="italic"/>
    </style:style>
    <style:style style:name="P10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8"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0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1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6"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7" style:family="paragraph" style:parent-style-name="Standard" style:list-style-name="L7">
      <style:text-properties fo:language="ca" fo:country="ES" style:language-asian="zxx" style:country-asian="none" style:language-complex="zxx" style:country-complex="none"/>
    </style:style>
    <style:style style:name="P118"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9"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21"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2"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23" style:family="paragraph" style:parent-style-name="Text_20_body" style:list-style-name="L5">
      <style:paragraph-properties fo:text-align="justify" style:justify-single-word="false"/>
    </style:style>
    <style:style style:name="P124"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Text_20_body" style:list-style-name="L6"/>
    <style:style style:name="P126" style:family="paragraph" style:parent-style-name="Heading_20_1" style:list-style-name=""/>
    <style:style style:name="P127" style:family="paragraph" style:parent-style-name="Heading_20_1">
      <style:text-properties fo:language="ca" fo:country="ES" style:language-asian="zxx" style:country-asian="none" style:language-complex="zxx" style:country-complex="none"/>
    </style:style>
    <style:style style:name="P128" style:family="paragraph" style:parent-style-name="Heading_20_1">
      <style:paragraph-properties fo:break-before="page"/>
    </style:style>
    <style:style style:name="P129"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30" style:family="paragraph" style:parent-style-name="Heading_20_3">
      <style:text-properties fo:language="ca" fo:country="ES" style:language-asian="zxx" style:country-asian="none" style:language-complex="zxx" style:country-complex="none"/>
    </style:style>
    <style:style style:name="P131" style:family="paragraph" style:parent-style-name="Heading_20_3">
      <style:text-properties fo:language="ca" fo:country="ES" fo:background-color="transparent" style:language-asian="zxx" style:country-asian="none" style:language-complex="zxx" style:country-complex="none"/>
    </style:style>
    <style:style style:name="P132"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33" style:family="paragraph" style:parent-style-name="Heading_20_4">
      <style:paragraph-properties fo:margin-top="0.423cm" fo:margin-bottom="0.212cm" loext:contextual-spacing="false" fo:keep-with-next="always"/>
    </style:style>
    <style:style style:name="P134"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35" style:family="paragraph" style:parent-style-name="Heading_20_2">
      <style:text-properties fo:language="ca" fo:country="ES"/>
    </style:style>
    <style:style style:name="P136" style:family="paragraph" style:parent-style-name="Heading_20_2">
      <style:text-properties fo:language="ca" fo:country="ES" style:language-asian="zxx" style:country-asian="none" style:language-complex="zxx" style:country-complex="none"/>
    </style:style>
    <style:style style:name="P137"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38"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3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style="italic" style:font-size-asian="8pt" style:font-style-asian="italic" style:font-size-complex="8pt" style:font-style-complex="italic"/>
    </style:style>
    <style:style style:name="T10" style:family="text">
      <style:text-properties style:font-name="Courier New" fo:font-size="8pt" fo:font-weight="normal" style:font-size-asian="8pt" style:font-weight-asian="normal" style:font-size-complex="8pt" style:font-weight-complex="normal"/>
    </style:style>
    <style:style style:name="T11" style:family="text">
      <style:text-properties fo:language="zxx" fo:country="none"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style:font-name="Times New Roman" fo:language="ca" fo:country="ES" style:language-asian="zxx" style:country-asian="none" style:language-complex="zxx" style:country-complex="none"/>
    </style:style>
    <style:style style:name="T14" style:family="text">
      <style:text-properties style:font-name="Arial1" fo:font-size="11pt" fo:background-color="transparent" loext:char-shading-value="0"/>
    </style:style>
    <style:style style:name="T15" style:family="text">
      <style:text-properties style:font-name="Arial1" fo:font-size="11pt" fo:language="zxx" fo:country="none" fo:background-color="transparent" loext:char-shading-value="0" style:language-asian="zxx" style:country-asian="none" style:language-complex="zxx" style:country-complex="none"/>
    </style:style>
    <style:style style:name="T16" style:family="text">
      <style:text-properties style:font-name="Arial" fo:language="ca" fo:country="ES" style:language-asian="zxx" style:country-asian="none" style:language-complex="zxx" style:country-complex="none"/>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style:font-name="Arial" fo:font-size="11pt" fo:font-style="normal" style:font-size-asian="11pt" style:font-style-asian="normal" style:font-size-complex="11pt" style:font-style-complex="normal"/>
    </style:style>
    <style:style style:name="T19" style:family="text">
      <style:text-properties fo:font-style="italic" style:font-style-asian="italic" style:font-style-complex="italic"/>
    </style:style>
    <style:style style:name="T20" style:family="text">
      <style:text-properties style:use-window-font-color="true"/>
    </style:style>
    <style:style style:name="T21" style:family="text">
      <style:text-properties style:use-window-font-color="true" fo:language="ca" fo:country="ES" fo:background-color="transparent" loext:char-shading-value="0" style:language-asian="zxx" style:country-asian="none" style:language-complex="zxx" style:country-complex="none"/>
    </style:style>
    <style:style style:name="T22" style:family="text">
      <style:text-properties fo:background-color="transparent" loext:char-shading-value="0"/>
    </style:style>
    <style:style style:name="T23" style:family="text">
      <style:text-properties style:text-underline-style="solid" style:text-underline-type="double" style:text-underline-width="auto" style:text-underline-color="font-color"/>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italic" fo:font-weight="normal" style:font-style-asian="italic" style:font-style-complex="italic"/>
    </style:style>
    <style:style style:name="T26" style:family="text">
      <style:text-properties fo:font-variant="normal" fo:text-transform="none" fo:letter-spacing="normal" fo:font-weight="normal"/>
    </style:style>
    <style:style style:name="T27" style:family="text">
      <style:text-properties fo:font-variant="normal" fo:text-transform="none" fo:color="#000000" style:font-name="Courier New" fo:font-size="8pt" fo:letter-spacing="normal" fo:font-style="normal" fo:font-weight="normal" style:font-size-asian="8pt" style:font-size-complex="8pt"/>
    </style:style>
    <style:style style:name="T28" style:family="text">
      <style:text-properties fo:font-variant="normal" fo:text-transform="none" fo:color="#000000" style:font-name="Courier New" fo:font-size="8pt" fo:letter-spacing="normal" style:font-size-asian="8pt" style:font-size-complex="8pt"/>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4" style:family="text">
      <style:text-properties fo:font-variant="normal" fo:text-transform="none" fo:color="#24292e" style:font-name="SFMono-Regular" fo:font-size="9pt" fo:letter-spacing="normal" fo:font-style="normal" fo:font-weight="normal"/>
    </style:style>
    <style:style style:name="T35" style:family="text">
      <style:text-properties fo:font-style="normal" style:font-style-asian="normal" style:font-style-complex="normal"/>
    </style:style>
    <style:style style:name="T36" style:family="text">
      <style:text-properties fo:color="#000000"/>
    </style:style>
    <style:style style:name="T37" style:family="text">
      <style:text-properties fo:color="#000000" style:font-name="Courier New" fo:font-size="8pt" style:font-size-asian="8pt" style:font-size-complex="8pt"/>
    </style:style>
    <style:style style:name="T38" style:family="text">
      <style:text-properties fo:color="#000000" style:font-name="Courier New" fo:font-size="8pt" fo:font-style="normal" style:font-size-asian="8pt" style:font-style-asian="normal" style:font-size-complex="8pt" style:font-style-complex="normal"/>
    </style:style>
    <style:style style:name="T39" style:family="text">
      <style:text-properties fo:color="#000000" fo:font-style="italic" style:font-style-asian="italic" style:font-style-complex="italic"/>
    </style:style>
    <style:style style:name="T40" style:family="text">
      <style:text-properties fo:color="#000000" fo:font-style="italic" fo:font-weight="normal" style:font-style-asian="italic" style:font-weight-asian="normal" style:font-style-complex="italic" style:font-weight-complex="normal"/>
    </style:style>
    <style:style style:name="T41" style:family="text">
      <style:text-properties fo:font-size="7pt" style:font-size-asian="7pt" style:font-size-complex="7pt"/>
    </style:style>
    <style:style style:name="T42" style:family="text">
      <style:text-properties officeooo:rsid="00065e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39"/>
      <text:p text:style-name="P39"/>
      <text:p text:style-name="P39"/>
      <text:p text:style-name="P41"/>
      <text:p text:style-name="P41"><draw:frame draw:style-name="fr1" draw:name="gráficos2" text:anchor-type="paragraph" svg:width="6.348cm" svg:height="1.693cm" draw:z-index="38"><draw:image xlink:href="Pictures/10000201000000B400000030AF69E7C0774AAF3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105">Manual d'Instal·lació de RegWeb3</text:p>
      <text:p text:style-name="P106">Manual d'Instal·lació</text:p>
      <text:p text:style-name="P86"/>
      <text:p text:style-name="P40"/>
      <text:p text:style-name="P40"/>
      <text:p text:style-name="P40"/>
      <text:p text:style-name="P40"/>
      <text:p text:style-name="P40"/>
      <text:p text:style-name="P40"/>
      <text:p text:style-name="P40"/>
      <text:p text:style-name="P40"/>
      <text:p text:style-name="P40"/>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39"><draw:image xlink:href="Pictures/10000201000002DD0000022D339048AD12D3AED3.png" xlink:type="simple" xlink:show="embed" xlink:actuate="onLoad" loext:mime-type="image/png"/></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5">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5">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5">Modificat</text:p>
          </table:table-cell>
          <table:table-cell table:style-name="Tabla3.B4" table:number-columns-spanned="3" office:value-type="string">
            <text:p text:style-name="P4"><text:date style:data-style-name="N37" text:date-value="2017-12-19T12:48:37.235000291">19/12/17</text:date></text:p>
          </table:table-cell>
          <table:covered-table-cell/>
          <table:covered-table-cell/>
        </table:table-row>
        <table:table-row table:style-name="Tabla3.10">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3">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09">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09">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09">Actualització a release 3.1</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08"/>
      <text:p text:style-name="P6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2">1.- Introducció<text:tab/>5</text:p>
          <text:p text:style-name="P112">2.- Configurar JBOSS<text:tab/>6</text:p>
          <text:p text:style-name="P110">2.1.- Instal·lació de JBoss<text:tab/>6</text:p>
          <text:p text:style-name="P110">2.2.- Configurar Servidor JBoss<text:tab/>7</text:p>
          <text:p text:style-name="P111">2.2.1.- Directori de RegWeb3<text:tab/>7</text:p>
          <text:p text:style-name="P111">2.2.2.- Publicar Ports a peticions externes<text:tab/>7</text:p>
          <text:p text:style-name="P111">2.2.3.- Requeriments de memòria<text:tab/>7</text:p>
          <text:p text:style-name="P111">2.2.4.- Transaccions damunt múltiples recursos<text:tab/>7</text:p>
          <text:p text:style-name="P111">2.2.5.- Autenticador WSBASIC<text:tab/>8</text:p>
          <text:p text:style-name="P111">2.2.6.- Augmentar número de Paràmetres<text:tab/>8</text:p>
          <text:p text:style-name="P110">2.3.- Fitxers de Configuració<text:tab/>8</text:p>
          <text:p text:style-name="P111">2.3.1.- Fitxer JDBC d'accés a BBDD<text:tab/>9</text:p>
          <text:p text:style-name="P113">2.3.1.1.- Oracle<text:tab/>9</text:p>
          <text:p text:style-name="P113">2.3.1.2.- PostgreSQL<text:tab/>9</text:p>
          <text:p text:style-name="P111">2.3.2.- Fitxer de Propietats<text:tab/>9</text:p>
          <text:p text:style-name="P113">2.3.2.1.- Propietats Generals RegWeb3<text:tab/>9</text:p>
          <text:p text:style-name="P111">2.3.3.- Autenticació i Autorització per Usuaris Persona<text:tab/>10</text:p>
          <text:p text:style-name="P110">2.4.- Còpia de binaris<text:tab/>11</text:p>
          <text:p text:style-name="P110">2.5.- DataSources<text:tab/>11</text:p>
          <text:p text:style-name="P112">3.- Propietats Globals<text:tab/>11</text:p>
          <text:p text:style-name="P110">3.1.- Propietats globals d'aplicació<text:tab/>11</text:p>
          <text:p text:style-name="P110">3.2.- Propietats globals per Entitat<text:tab/>12</text:p>
          <text:p text:style-name="P112">4.- Plugins<text:tab/>13</text:p>
          <text:p text:style-name="P110">4.1.- Plugins generals<text:tab/>14</text:p>
          <text:p text:style-name="P111">4.1.1.- Plugin d'Informació d'Usuari<text:tab/>14</text:p>
          <text:p text:style-name="P113">4.1.1.1.- Plugin de UserInformation via DataBase<text:tab/>14</text:p>
          <text:p text:style-name="P113">4.1.1.2.- Plugin de UserInformation via LDAP<text:tab/>15</text:p>
          <text:p text:style-name="P111">4.1.2.- Plugin de Custòdia Documental pels Annexes<text:tab/>16</text:p>
          <text:p text:style-name="P113">4.1.2.1.- Plugin de Custòdia Documental d'annexes via Alfresco<text:tab/>16</text:p>
          <text:p text:style-name="P113">4.1.2.2.- Plugin de Custòdia Documental d'annexes via FileSystem<text:tab/>18</text:p>
          <text:p text:style-name="P111">4.1.3.- Plugin de Custòdia Documental pels Justificants<text:tab/>20</text:p>
          <text:p text:style-name="P110">4.2.- Plugins per a cada entitat<text:tab/>20</text:p>
          <text:p text:style-name="P111">4.2.1.- Plugin per generar Justificant<text:tab/>20</text:p>
          <text:p text:style-name="P113">4.2.1.1.- Plugin per generar Justificant<text:tab/>20</text:p>
          <text:p text:style-name="P113">4.2.1.2.- Plugin per generar Justificant CAIB<text:tab/>21</text:p>
          <text:p text:style-name="P111">4.2.2.- Plugin de PostProcés<text:tab/>22</text:p>
          <text:p text:style-name="P113">4.2.2.1.- Plugin de PostProcés<text:tab/>22</text:p>
          <text:p text:style-name="P111">4.2.3.- Plugin de Distribució<text:tab/>23</text:p>
          <text:p text:style-name="P113">4.2.3.1.- Plugin de Distribució<text:tab/>23</text:p>
          <text:p text:style-name="P111">4.2.4.- Plugin de Firma en servidor<text:tab/>23</text:p>
          <text:p text:style-name="P113">4.2.4.1.- Plugin de Firma en servidor Afirma<text:tab/>24</text:p>
          <text:p text:style-name="P113">4.2.4.2.- Plugin de Firma en servidor MiniApplet<text:tab/>25</text:p>
          <text:p text:style-name="P111">4.2.5.- Plugin per definir l'Escàner<text:tab/>25</text:p>
          <text:p text:style-name="P113">4.2.5.1.- Plugin d'escàner IECISA<text:tab/>26</text:p>
          <text:p text:style-name="P113">4.2.5.2.- Plugin d'escàner DynamicWeb Twain<text:tab/>27</text:p>
          <text:p text:style-name="P112">5.- Gestió de BBDD<text:tab/>28</text:p>
          <text:p text:style-name="P110">5.1.- Crear usuari i BBDD per RegWeb3<text:tab/>28</text:p>
          <text:p text:style-name="P111"><text:soft-page-break/>5.1.1.- PostgreSQL: connectar-se a la BBDD amb psql<text:tab/>28</text:p>
          <text:p text:style-name="P111">5.1.2.- Crearem l'usuari regweb:<text:tab/>28</text:p>
          <text:p text:style-name="P111">5.1.3.- Crear la BBDD<text:tab/>28</text:p>
          <text:p text:style-name="P110">5.2.- Crear esquema de taules i inserir dades<text:tab/>28</text:p>
          <text:p text:style-name="P111">5.2.1.- Connectar-se al servidor de BBDD amb l'usuari regweb:<text:tab/>28</text:p>
          <text:p text:style-name="P111">5.2.2.- Donar permisos al usuari:<text:tab/>29</text:p>
          <text:p text:style-name="P111">5.2.3.- Importam l'estructura de taules i dades dins la BBDD<text:tab/>29</text:p>
          <text:p text:style-name="P110">5.3.- Crear usuari i BBDD per la gestió d'usuaris RegWeb3.<text:tab/>29</text:p>
          <text:p text:style-name="P112">6.- Annexes<text:tab/>31</text:p>
          <text:p text:style-name="P110">6.1.- ANNEX I: Configuració base de REGWEB3<text:tab/>31</text:p>
          <text:p text:style-name="P111">6.1.1.- Configuració de plugins d'instal·lació<text:tab/>31</text:p>
          <text:p text:style-name="P113">6.1.1.1.- Plugin User Information<text:tab/>31</text:p>
          <text:p text:style-name="P113">6.1.1.2.- Plugin de Custòdia d'annexes<text:tab/>31</text:p>
          <text:p text:style-name="P113">6.1.1.3.- Plugin de Custòdia de justificants<text:tab/>31</text:p>
          <text:p text:style-name="P111">6.1.2.- Configuració de propietats globals d'instal·lació<text:tab/>32</text:p>
          <text:p text:style-name="P111">6.1.3.- Configuració de plugins d'entitat<text:tab/>32</text:p>
          <text:p text:style-name="P113">6.1.3.1.- Plugin Justificant<text:tab/>32</text:p>
          <text:p text:style-name="P113">6.1.3.2.- Plugin Distribució<text:tab/>33</text:p>
          <text:p text:style-name="P113">6.1.3.3.- Plugin Firma en servidor<text:tab/>33</text:p>
          <text:p text:style-name="P111">6.1.4.- Configuració de propietats globals per Entitat<text:tab/>33</text:p>
          <text:p text:style-name="P110">6.2.- ANNEX II: Compilar RegWeb3 des de GitHub<text:tab/>34</text:p>
          <text:p text:style-name="P111">6.2.1.- Obtenir codi font<text:tab/>34</text:p>
          <text:p text:style-name="P111">6.2.2.- Compilació<text:tab/>34</text:p>
          <text:p text:style-name="P110">6.3.- ANNEX II: Errors JBoss 5.1.0 GA i Oracle 11<text:tab/>35</text:p>
          <text:p text:style-name="P110">6.4.- Connexió Regweb3 amb Dir3caib<text:tab/>35</text:p>
        </text:index-body>
      </text:table-of-content>
      <text:p text:style-name="Text_20_body"/>
      <text:h text:style-name="P128" text:outline-level="1">Introducció</text:h>
      <text:p text:style-name="P44"/>
      <text:p text:style-name="P47">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1235962450" text:style-name="L1">
        <text:list-item>
          <text:p text:style-name="P115">Com a sistema operatiu emprarem un Linux (Ubuntu) i les comandes que es mostren són per aquest sistema, encara que són fàcilment exportable a altres sistemes com Windows.</text:p>
        </text:list-item>
        <text:list-item>
          <text:p text:style-name="P115">El SGBD serà PostgreSQL, encara que es poden fer algunes referències a altres com oracle. </text:p>
        </text:list-item>
        <text:list-item>
          <text:p text:style-name="P115">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7"><text:tab/></text:p>
      <text:p text:style-name="P47"/>
      <text:p text:style-name="P47">Com a primera tasca, hem d'aconseguir un binari del producte RegWeb3. Per això hi ha dues alternatives.</text:p>
      <text:p text:style-name="P66">(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67"><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2"> </text:span><text:span text:style-name="T3">i descarregar el fitxer release-registre-x.y.z .zip <text:s/>(Per exemple release-registre</text:span><text:span text:style-name="T21">-3.0.8.zip)</text:span><text:span text:style-name="T3">. Després descomprimir el zip en l'arrel del nostre home. </text:span></text:p>
      <text:p text:style-name="P103"/>
      <text:p text:style-name="P47">Una vegada seguides les passes del punt (A) o (B) obtindrem en el nostre “home” un directori <text:s/>$HOME/ <text:span text:style-name="T22">release-registre-x.y.z</text:span> amb tots els fitxers necessaris per a la instal·lació.</text:p>
      <text:p text:style-name="P44"/>
      <text:p text:style-name="P44"/>
      <text:h text:style-name="P126" text:outline-level="1"/>
      <text:h text:style-name="P128" text:outline-level="1">Configurar JBOSS</text:h>
      <text:p text:style-name="P44"/>
      <text:h text:style-name="P136" text:outline-level="2">Instal·lació de JBoss</text:h>
      <text:p text:style-name="P47">Es requereix un JBoss 5.1 amb el parxe de CXF per poder córrer l'aplicació, i per això necessitarem un JDK 1.6<text:note text:id="ftn1" text:note-class="footnote"><text:note-citation>1</text:note-citation><text:note-body><text:p text:style-name="P107"><text:s text:c="3"/><text:span text:style-name="T41">En el nostre cas empram 1.6.0_33-b05</text:span></text:p></text:note-body></text:note> per fer-ho funcionar. No s'ha provat si aquest producte funciona correctament en versions superiors tant de JBoss com de Màquina Virtual Java. </text:p>
      <text:p text:style-name="P44"/>
      <text:p text:style-name="P47">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02"><text:s/><text:span text:style-name="T41"><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
      <text:p text:style-name="P47">El patch CXF el podem descarregar de <text:s/><text:a xlink:type="simple" xlink:href="http://download.jboss.org/jbossws/jbossws-cxf-3.4.0.GA.zip" text:style-name="Internet_20_link" text:visited-style-name="Visited_20_Internet_20_Link"><text:span text:style-name="T42">http://download.jboss.org/jbossws/jbossws-cxf-3.4.0.GA.zip</text:span></text:a>. L'hem de descomprimir dins la carpeta arrel del JBoss i seguir les instruccions detallades dins la subcarpeta doc.</text:p>
      <text:p text:style-name="P47"/>
      <text:p text:style-name="P44">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
      <text:p text:style-name="P44">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99"><text:s/><draw:frame draw:style-name="fr3" draw:name="gràfics1" text:anchor-type="as-char" svg:width="0.97cm" svg:height="1.339cm" draw:z-index="40"><draw:image xlink:href="Pictures/100002010000005E0000008221B454BCD07ACFE4.png" xlink:type="simple" xlink:show="embed" xlink:actuate="onLoad" loext:mime-type="image/png"/></draw:frame></text:p>
          </table:table-cell>
          <table:table-cell table:style-name="Taula4.B1" office:value-type="string">
            <text:p text:style-name="P84">En l'entorn de la CAIB (Govern Balear) <text:s/>es requereixen els següents productes:</text:p>
            <text:list xml:id="list2600427165" text:style-name="L2">
              <text:list-item>
                <text:p text:style-name="P121">JBoss 5.2.0 AS</text:p>
              </text:list-item>
              <text:list-item>
                <text:p text:style-name="P121">Llibreries de Serveis Web Apache CXF específiques per JBoss 5.2.0 AS (jboss-ep-ws-cxf-5.2.0-installer.zip)</text:p>
              </text:list-item>
              <text:list-item>
                <text:p text:style-name="P121">Aplicar el <text:s/>paquet d'adequació de l'entorn JBoss per a la CAIB (versió 1.6.2): jboss-patch-1.6.2</text:p>
              </text:list-item>
            </text:list>
          </table:table-cell>
        </table:table-row>
      </table:table>
      <text:p text:style-name="P47"/>
      <text:p text:style-name="P47"/>
      <text:h text:style-name="Heading_20_2" text:outline-level="2"><text:soft-page-break/>Configurar Servidor JBoss</text:h>
      <text:h text:style-name="Heading_20_3" text:outline-level="3">Directori de RegWeb3</text:h>
      <text:p text:style-name="P47">En JBoss el directori on es guarden per defecte les aplicacions (ear's) és el directori de DEPLOY ($JBOSS/server/default/deploy). En el nostre cas el que farem serà crear un altra directori de desplegament per simplificar la instal·lació, anomenat <text:span text:style-name="T19">deployregweb</text:span>:</text:p>
      <text:p text:style-name="P44"/>
      <table:table table:name="Tabla1" table:style-name="Tabla1">
        <table:table-column table:style-name="Tabla1.A"/>
        <table:table-row>
          <table:table-cell table:style-name="Tabla1.A1" office:value-type="string">
            <text:p text:style-name="P56">$ sudo mkdir -p $JBOSS/server/default/deployregweb</text:p>
          </table:table-cell>
        </table:table-row>
      </table:table>
      <text:p text:style-name="P59"/>
      <text:p text:style-name="P62"><text:span text:style-name="T2">Editarem el fitxer $JBOSS/</text:span>server/default/conf/bootstrap/profile.xml i afegirem una nova línia <text:s/>tal i com és mostra a continuació:</text:p>
      <text:p text:style-name="P44"/>
      <text:p text:style-name="P44"/>
      <table:table table:name="Tabla4" table:style-name="Tabla4">
        <table:table-column table:style-name="Tabla4.A"/>
        <table:table-row table:style-name="Tabla4.1">
          <table:table-cell table:style-name="Tabla4.A1" office:value-type="string">
            <text:p text:style-name="P56">...</text:p>
            <text:p text:style-name="P56"><text:tab/><text:tab/>&lt;property name="applicationURIs"&gt;</text:p>
            <text:p text:style-name="P56"><text:tab/><text:tab/><text:tab/>&lt;list elementClass="java.net.URI"&gt;</text:p>
            <text:p text:style-name="P56"><text:tab/><text:tab/><text:tab/><text:tab/>&lt;value&gt;${jboss.server.home.url}deploy&lt;/value&gt;</text:p>
            <text:p text:style-name="P56"><text:tab/><text:tab/><text:tab/><text:tab/><text:span text:style-name="T12">&lt;value&gt;${jboss.server.home.url}deployregweb&lt;/value&gt;</text:span></text:p>
            <text:p text:style-name="P56"><text:tab/><text:tab/><text:tab/>&lt;/list&gt;</text:p>
            <text:p text:style-name="P56"><text:tab/><text:tab/>&lt;/property&gt;</text:p>
            <text:p text:style-name="P56">...</text:p>
          </table:table-cell>
        </table:table-row>
      </table:table>
      <text:p text:style-name="P44"/>
      <text:p text:style-name="P60"/>
      <text:h text:style-name="Heading_20_3" text:outline-level="3">Publicar Ports a peticions externes</text:h>
      <text:p text:style-name="P90">Si volem que el nostre JBoss sigui accessible des de forà del nostre propi ordinador llavors heu d'editar el fitxer <text:span text:style-name="T15">run.conf (o run.conf.bat si estam amb Windows) de $JBOSS/bin i afegir la següent línia:</text:span></text:p>
      <text:p text:style-name="P60"/>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0"/>
      <text:p text:style-name="Text_20_body"/>
      <text:h text:style-name="Heading_20_3" text:outline-level="3">Requeriments de memòria</text:h>
      <text:p text:style-name="P61">Es recomada donar la major memòria possible al JBoss ja que RegWeb3 és una aplicació web bastant pesada. Obrir run.conf (o run.conf.bat si estam amb Windows) de $JBOSS/bin i editar els parametres -Xms i Xmx i posar-lis valors majors a 800m (es recomanen 1024m).</text:p>
      <text:p text:style-name="P60"/>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0"/>
      <text:p text:style-name="P60"/>
      <text:p text:style-name="P60"/>
      <text:h text:style-name="Heading_20_3" text:outline-level="3">Transaccions damunt múltiples recursos</text:h>
      <text:p text:style-name="P65"/>
      <text:p text:style-name="P61"><text:soft-page-break/>S'ha d'editar el fitxer $JBOSS\server\default\conf\jbossts-properties.xml i cercar l'entrada &lt;properties depends="arjuna" name="jta"&gt; i just després afegir la següent línia:</text:p>
      <text:p text:style-name="P60"/>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0"/>
      <text:p text:style-name="P60">NOTA: Revisar que l'entrada anterior no estigui donada d'alta. Si hi fos canviar el valor a "true"</text:p>
      <text:h text:style-name="P129" text:outline-level="3" text:is-list-header="true"/>
      <text:p text:style-name="P60"/>
      <text:h text:style-name="Heading_20_3" text:outline-level="3">Autenticador WSBASIC</text:h>
      <text:p text:style-name="P65"/>
      <table:table table:name="Taula2" table:style-name="Taula2">
        <table:table-column table:style-name="Taula2.A"/>
        <table:table-column table:style-name="Taula2.B"/>
        <table:table-row>
          <table:table-cell table:style-name="Taula2.A1" office:value-type="string">
            <text:p text:style-name="P99"><text:s/><draw:frame draw:style-name="fr3" draw:name="gràfics2" text:anchor-type="as-char" svg:width="0.97cm" svg:height="1.339cm" draw:z-index="41"><draw:image xlink:href="Pictures/100002010000005E0000008221B454BCD07ACFE4.png" xlink:type="simple" xlink:show="embed" xlink:actuate="onLoad" loext:mime-type="image/png"/></draw:frame></text:p>
          </table:table-cell>
          <table:table-cell table:style-name="Taula2.B1" office:value-type="string">
            <text:p text:style-name="P84">En l'entorn de la CAIB (Govern Balear) <text:s/>aquest punt s'ha d'ometre ja que el patch de la CAIB ja configura els autenticadors.</text:p>
          </table:table-cell>
        </table:table-row>
      </table:table>
      <text:p text:style-name="P60"/>
      <text:p text:style-name="P61">S'ha d'obrir el fitxer $JBOSS]/server/default/deployers/jbossweb.deployer/META-INF/war-deployers-jboss-beans.xml. S'ha de cercar un bloc xml <text:s/>"&lt;property name="authenticators"&gt;" i dins aquest bloc s'ha d'inserir un nou autenticador:</text:p>
      <text:p text:style-name="P60"/>
      <table:table table:name="Taula5" table:style-name="Taula5">
        <table:table-column table:style-name="Taula5.A"/>
        <table:table-row>
          <table:table-cell table:style-name="Taula5.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0"/>
      <text:p text:style-name="P60"/>
      <text:h text:style-name="Heading_20_3" text:outline-level="3">Augmentar número de Paràmetres</text:h>
      <text:p text:style-name="P60"/>
      <text:p text:style-name="P61">Si se fa feina amb molts de llibres dins una entitat (més de 20 llibres) s'ha d'augmentar el número de paràmetres del jboss. </text:p>
      <text:p text:style-name="P104"><text:span text:style-name="T15">S'ha d'obrir el fitxer $JBOSS]/server/default/</text:span>deploy<text:span text:style-name="T15">/properties-service.xml. S'ha de cercar un bloc xml <text:s/>"&lt;mbean code="org.jboss.varia.property.SystemPropertiesService" ..." i dins aquest bloc s'ha d'inserir un nou atribut:</text:span></text:p>
      <text:p text:style-name="P60"/>
      <table:table table:name="Tabla5" table:style-name="Tabla5">
        <table:table-column table:style-name="Tabla5.A"/>
        <table:table-row>
          <table:table-cell table:style-name="Tabla5.A1" office:value-type="string">
            <text:p text:style-name="P18"><text:s text:c="6"/>&lt;attribute name="Properties"&gt;<text:line-break/> <text:s text:c="9"/>org.apache.tomcat.util.http.Parameters.MAX_COUNT=1000<text:line-break/> <text:s text:c="5"/>&lt;/attribute&gt; </text:p>
          </table:table-cell>
        </table:table-row>
      </table:table>
      <text:p text:style-name="P60"/>
      <text:p text:style-name="P60"/>
      <text:p text:style-name="P60"/>
      <text:h text:style-name="Heading_20_2" text:outline-level="2">Fitxers de Configuració</text:h>
      <text:p text:style-name="P59"/>
      <text:h text:style-name="Heading_20_3" text:outline-level="3"><text:soft-page-break/>Fitxer JDBC d'accés a BBDD</text:h>
      <text:h text:style-name="Heading_20_4" text:outline-level="4">Oracle</text:h>
      <text:p text:style-name="P90"><text:span text:style-name="T15">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5">el directori </text:span><text:span text:style-name="T11">$JBOSS/server/default/lib/</text:span></text:p>
      <text:p text:style-name="P59"/>
      <text:h text:style-name="Heading_20_4" text:outline-level="4">PostgreSQL</text:h>
      <text:p text:style-name="P91"><text:span text:style-name="T14">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4">http://jdbc.postgresql.org/download/postgresql-8.4-703.jdbc3.jar</text:span></text:a><text:span text:style-name="T14"> i copiar-ho dins el directori $JBOSS/server/default/lib/</text:span></text:p>
      <text:p text:style-name="P59"/>
      <text:h text:style-name="Heading_20_3" text:outline-level="3"><text:bookmark-start text:name="__RefNumPara__2194_394026072"/>Fitxer de Propietats<text:bookmark-end text:name="__RefNumPara__2194_394026072"/></text:h>
      <text:p text:style-name="P59"/>
      <text:list xml:id="list1712506262" text:style-name="L3">
        <text:list-header>
          <text:p text:style-name="P120">Aquest fitxer serveix per definir la configuració de RegWeb3. Podem trobar una plantilla d'aquest fitxer a $HOME/regweb/scripts/config/regweb3-properties-service.xml. Aquest fitxer el copiarem a $JBOSS/server/default/deployregwe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regweb/scripts/config/regweb3-properties-service.xml <text:s/>$JBOSS/server/default/deployregweb</text:span></text:p>
          </table:table-cell>
        </table:table-row>
      </table:table>
      <text:p text:style-name="P44"/>
      <text:p text:style-name="P44"/>
      <text:h text:style-name="Heading_20_4" text:outline-level="4">Propietats Generals RegWeb3</text:h>
      <text:p text:style-name="P44">En aquest fitxer hi ha algunes propietats que requereixen de la intervenció de l'administrador:</text:p>
      <text:p text:style-name="P44"/>
      <text:p text:style-name="P44"/>
      <table:table table:name="Tabla38" table:style-name="Tabla38">
        <table:table-column table:style-name="Tabla38.A"/>
        <table:table-column table:style-name="Tabla38.B"/>
        <table:table-row table:style-name="Tabla38.1">
          <table:table-cell table:style-name="Tabla38.A1" office:value-type="string">
            <text:p text:style-name="P27">Nom</text:p>
          </table:table-cell>
          <table:table-cell table:style-name="Tabla38.B1" office:value-type="string">
            <text:p text:style-name="P27">Descripció</text:p>
          </table:table-cell>
        </table:table-row>
        <table:table-row table:style-name="Tabla38.1">
          <table:table-cell table:style-name="Tabla38.A7" office:value-type="string">
            <text:p text:style-name="P26">es.caib.regweb3.iscaib</text:p>
          </table:table-cell>
          <table:table-cell table:style-name="Tabla38.B7" office:value-type="string">
            <text:p text:style-name="P64">“true” indica que es tracta d'un entorn de la CAIB. <text:s/>Qualsevol altre valor indica que no és un l'entorn de la CAIB.</text:p>
          </table:table-cell>
        </table:table-row>
        <table:table-row table:style-name="Tabla38.1">
          <table:table-cell table:style-name="Tabla38.A7" office:value-type="string">
            <text:p text:style-name="P26">es.caib.regweb3.preregistre</text:p>
          </table:table-cell>
          <table:table-cell table:style-name="Tabla38.B7" office:value-type="string">
            <text:p text:style-name="P64">URL del preregistre de Sistra.</text:p>
            <text:p text:style-name="P64">Solament es tindrà en compte quan la propietat “iscaib” sigui “true”.</text:p>
          </table:table-cell>
        </table:table-row>
        <table:table-row table:style-name="Tabla38.1">
          <table:table-cell table:style-name="Tabla38.A7" office:value-type="string">
            <text:p text:style-name="P25">es.caib.regweb3.defaultlanguage</text:p>
          </table:table-cell>
          <table:table-cell table:style-name="Tabla38.B7" office:value-type="string">
            <text:p text:style-name="P24">Configura l'idioma per defecte de l'aplicació.</text:p>
          </table:table-cell>
        </table:table-row>
        <table:table-row table:style-name="Tabla38.1">
          <table:table-cell table:style-name="Tabla38.A7" office:value-type="string">
            <text:p text:style-name="P25">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24">Ruta a on es guarden els arxius de l'aplicació: models de rebut. </text:p>
            <text:p text:style-name="P24">Propietat obligatòria.</text:p>
          </table:table-cell>
        </table:table-row>
        <table:table-row table:style-name="Tabla38.1">
          <table:table-cell table:style-name="Tabla38.A7" office:value-type="string">
            <text:p text:style-name="P25">es.caib.regweb3.showtimestamp</text:p>
          </table:table-cell>
          <table:table-cell table:style-name="Tabla38.B7" office:value-type="string">
            <text:p text:style-name="P24">“true” mostra al peu de pàgina la data de compilació</text:p>
          </table:table-cell>
        </table:table-row>
        <text:soft-page-break/>
        <table:table-row table:style-name="Tabla38.1">
          <table:table-cell table:style-name="Tabla38.A7" office:value-type="string">
            <text:p text:style-name="P25">es.caib.regweb3.sir.serverbase</text:p>
          </table:table-cell>
          <table:table-cell table:style-name="Tabla38.B7" office:value-type="string">
            <text:p text:style-name="P24">URL base d'on es troben els webservices sobre SIR. Per exemple: <text:a xlink:type="simple" xlink:href="http://localhost:8380/services" text:style-name="Internet_20_link" text:visited-style-name="Visited_20_Internet_20_Link"><text:span text:style-name="T11">http://localhost:8380/services</text:span></text:a></text:p>
            <text:p text:style-name="P25">És necessari que estigui definit si es fan registres via SIR.</text:p>
          </table:table-cell>
        </table:table-row>
      </table:table>
      <text:p text:style-name="P44"/>
      <text:p text:style-name="P44"><text:tab/></text:p>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99"><text:s/><draw:frame draw:style-name="fr3" draw:name="gráficos5" text:anchor-type="as-char" svg:width="0.97cm" svg:height="1.339cm" draw:z-index="35"><draw:image xlink:href="Pictures/100002010000005E0000008221B454BCD07ACFE4.png" xlink:type="simple" xlink:show="embed" xlink:actuate="onLoad" loext:mime-type="image/png"/></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49"/>
      <text:p text:style-name="P47"/>
      <text:p text:style-name="P47">Com hem dit al principi, tindrem els nostres usuaris i roles guardats dins una base de dades, per això a continuació configurarem el JBoss per accedir a aquestes dades.</text:p>
      <text:p text:style-name="P47"/>
      <text:p text:style-name="P47">Obrirem el fitxer $JBOSS/server/default/conf/login-config.xml i abans del tag "&lt;/policy&gt;" del final del fitxer, afegirem el següent element XML:</text:p>
      <text:p text:style-name="P44"/>
      <table:table table:name="Tabla8" table:style-name="Tabla8">
        <table:table-column table:style-name="Tabla8.A"/>
        <table:table-row>
          <table:table-cell table:style-name="Tabla8.A1" office:value-type="string">
            <text:p text:style-name="P20">&lt;application-policy name = "seycon"&gt;</text:p>
            <text:p text:style-name="P20"><text:s text:c="2"/>&lt;authentication&gt;</text:p>
            <text:p text:style-name="P20"><text:s text:c="4"/>&lt;!-- DATABASE --&gt;</text:p>
            <text:p text:style-name="P20"><text:s text:c="4"/>&lt;login-module code="org.jboss.security.auth.spi.DatabaseServerLoginModule" flag="sufficient"&gt; </text:p>
            <text:p text:style-name="P20"><text:s text:c="12"/>&lt;module-option name="dsJndiName"&gt;java:/es.caib.seycon.db.wl&lt;/module-option&gt; </text:p>
            <text:p text:style-name="P20"><text:s text:c="12"/>&lt;module-option name="principalsQuery"&gt;</text:p>
            <text:p text:style-name="P20"><text:tab/><text:tab/> <text:s/>select USU_PASS from SC_WL_USUARI where USU_CODI = ?</text:p>
            <text:p text:style-name="P20"><text:s text:c="12"/>&lt;/module-option&gt; </text:p>
            <text:p text:style-name="P20"><text:s text:c="12"/>&lt;module-option name="rolesQuery"&gt;</text:p>
            <text:p text:style-name="P20"><text:tab/><text:tab/> <text:s/>select UGR_CODGRU,'Roles' from SC_WL_USUGRU where UGR_CODUSU = ?</text:p>
            <text:p text:style-name="P20"><text:s text:c="12"/>&lt;/module-option&gt; </text:p>
            <text:p text:style-name="P20"><text:s text:c="4"/>&lt;/login-module&gt;</text:p>
            <text:p text:style-name="P20"><text:s text:c="2"/>&lt;/authentication&gt;</text:p>
            <text:p text:style-name="P20"><text:s/>&lt;/application-policy&gt;</text:p>
          </table:table-cell>
        </table:table-row>
      </table:table>
      <text:p text:style-name="P49"/>
      <text:p text:style-name="P51"/>
      <text:p text:style-name="P50">Es poden consultar per <text:span text:style-name="T20">internet</text:span> altres mòdul d'autenticació JBoss com per exemple per LDAP, Fitxers de Propietats, ... Dins el fitxer $HOME/regweb/scripts/config/login-config.xml trobarà l'exemple anterior de BBDD i altres exemple per LDAP i específics de la CAIB.</text:p>
      <text:p text:style-name="P50"/>
      <text:p text:style-name="P50">El fitxer associat a la connexió de bases de dades definida en l'element anomenat “dsJndiName” es troba en els propis fitxers d'scripts. Hem de copiar-ho al Jboss i configurar-lo si és necessari:</text:p>
      <text:list xml:id="list124838136299692" text:continue-numbering="true" text:style-name="L3">
        <text:list-header>
          <text:p text:style-name="P118"/>
        </text:list-header>
      </text:list>
      <table:table table:name="Tabla7" table:style-name="Tabla7">
        <table:table-column table:style-name="Tabla7.A"/>
        <table:table-row>
          <table:table-cell table:style-name="Tabla7.A1" office:value-type="string">
            <text:p text:style-name="P79">$sudo cp <text:span text:style-name="T1">$HOME/regweb/scripts/datasource/seycon-ds.xml $JBOSS/server/default/deployregweb</text:span></text:p>
          </table:table-cell>
        </table:table-row>
      </table:table>
      <text:p text:style-name="P73"/>
      <text:p text:style-name="P49">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49"/>
      <text:p text:style-name="P49"/>
      <text:h text:style-name="Heading_20_2" text:outline-level="2"><text:soft-page-break/>Còpia de binaris</text:h>
      <text:p text:style-name="P70"/>
      <text:p text:style-name="P50">Els possibles binaris que existeixen es poden generar combinant dues variables amb dos valors possibles: </text:p>
      <text:list xml:id="list124837665996916" text:continue-numbering="true" text:style-name="L3">
        <text:list-header>
          <text:p text:style-name="P119"/>
        </text:list-header>
      </text:list>
      <text:list xml:id="list1236771549" text:style-name="L4">
        <text:list-item>
          <text:p text:style-name="P122"><text:span text:style-name="T12">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85"/>
      <text:p text:style-name="P85">Amb qualsevol combinació necessitam l'ear regweb:</text:p>
      <table:table table:name="Tabla9" table:style-name="Tabla9">
        <table:table-column table:style-name="Tabla9.A"/>
        <table:table-row>
          <table:table-cell table:style-name="Tabla9.A1" office:value-type="string">
            <text:p text:style-name="P20">$ sudo cp $HOME<text:span text:style-name="T1">/regweb/ear/target/regweb3.ear</text:span> $JBOSS/server/default/deployregweb</text:p>
          </table:table-cell>
        </table:table-row>
      </table:table>
      <text:p text:style-name="P44"/>
      <text:p text:style-name="P101"/>
      <text:h text:style-name="Heading_20_2" text:outline-level="2">DataSources</text:h>
      <text:p text:style-name="P44"/>
      <text:p text:style-name="P82">Els datasources defineixen l'origen de les dades. Podem trobar una plantilla a $HOME/regweb/scripts/datasources/regweb3-ds.xml per PostgreSQL i Oracle</text:p>
      <text:p text:style-name="P82">Si les dades d'accés a la BBDD difereixen, llavors s'ha d'editar aquest fitxer i modificar el que calgui.</text:p>
      <text:p text:style-name="P81"/>
      <text:p text:style-name="P70">Una vegada adjustat aquest document xml al entorn d'instal·lació, cal copiar-ho al JBoss:</text:p>
      <table:table table:name="Tabla10" table:style-name="Tabla10">
        <table:table-column table:style-name="Tabla10.A"/>
        <table:table-row>
          <table:table-cell table:style-name="Tabla10.A1" office:value-type="string">
            <text:p text:style-name="P96">cp $HOME/regweb/scripts/datasources/regweb3-ds.xml</text:p>
            <text:p text:style-name="P96">$JBOSS/server/default/deployregweb</text:p>
          </table:table-cell>
        </table:table-row>
      </table:table>
      <text:p text:style-name="P44"/>
      <text:p text:style-name="P44"/>
      <text:h text:style-name="P127" text:outline-level="1">Propietats Globals</text:h>
      <text:p text:style-name="P44"/>
      <text:p text:style-name="P72">En aquest apartat es defineixen un conjunt de propietats que permeten una configuració més flexible de REGWEB3 des d'un Entorn Web (en lloc de configurar-se en un fitxer de propietats només accessible per l'administrador de sistemes de la màquina on s'executa PortaFIB). </text:p>
      <text:p text:style-name="P71"/>
      <text:h text:style-name="P137" text:outline-level="2">Propietats globals d'aplicació</text:h>
      <text:p text:style-name="P72">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71"><text:soft-page-break/></text:p>
      <text:p text:style-name="P71"/>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9" office:value-type="string">
            <text:p text:style-name="P30">Dir3Caib</text:p>
          </table:table-cell>
          <table:table-cell table:style-name="Taula13.B9" office:value-type="string">
            <text:p text:style-name="P29">es.caib.regweb3.dir3caib.server</text:p>
          </table:table-cell>
          <table:table-cell table:style-name="Taula13.C9" office:value-type="string">
            <text:p text:style-name="P29">http://<text:span text:style-name="T19">localhost</text:span>/dir3caib</text:p>
          </table:table-cell>
          <table:table-cell table:style-name="Taula13.D9" office:value-type="string">
            <text:p text:style-name="P29">Url de Dir3Caib</text:p>
          </table:table-cell>
        </table:table-row>
        <table:table-row table:style-name="Taula13.3">
          <table:table-cell table:style-name="Taula13.A9" office:value-type="string">
            <text:p text:style-name="P30">Dir3Caib</text:p>
          </table:table-cell>
          <table:table-cell table:style-name="Taula13.B9" office:value-type="string">
            <text:p text:style-name="P29">es.caib.regweb3.dir3caib.username</text:p>
          </table:table-cell>
          <table:table-cell table:style-name="Taula13.C9" office:value-type="string">
            <text:p text:style-name="P28">username</text:p>
          </table:table-cell>
          <table:table-cell table:style-name="Taula13.D9" office:value-type="string">
            <text:p text:style-name="P29">Usuario de conexión a Dir3Caib</text:p>
          </table:table-cell>
        </table:table-row>
        <table:table-row table:style-name="Taula13.4">
          <table:table-cell table:style-name="Taula13.A9" office:value-type="string">
            <text:p text:style-name="P30">Dir3Caib</text:p>
          </table:table-cell>
          <table:table-cell table:style-name="Taula13.B9" office:value-type="string">
            <text:p text:style-name="P29">es.caib.regweb3.dir3caib.password</text:p>
          </table:table-cell>
          <table:table-cell table:style-name="Taula13.C9" office:value-type="string">
            <text:p text:style-name="P28">password</text:p>
          </table:table-cell>
          <table:table-cell table:style-name="Taula13.D9" office:value-type="string">
            <text:p text:style-name="P29">Password de conexión Dir3Caib</text:p>
          </table:table-cell>
        </table:table-row>
        <table:table-row table:style-name="Taula13.5">
          <table:table-cell table:style-name="Taula13.A9" office:value-type="string">
            <text:p text:style-name="P30">SIR</text:p>
          </table:table-cell>
          <table:table-cell table:style-name="Taula13.B9" office:value-type="string">
            <text:p text:style-name="P29">es.caib.regweb3.sir.tamanoMaximoPorAnexo</text:p>
          </table:table-cell>
          <table:table-cell table:style-name="Taula13.C5" office:value-type="float" office:value="10485760">
            <text:p text:style-name="P29">10485760</text:p>
          </table:table-cell>
          <table:table-cell table:style-name="Taula13.D9" office:value-type="string">
            <text:p text:style-name="P29">Tamaño máximo permitido por anexo en sir en bytes</text:p>
          </table:table-cell>
        </table:table-row>
        <table:table-row table:style-name="Taula13.6">
          <table:table-cell table:style-name="Taula13.A9" office:value-type="string">
            <text:p text:style-name="P30">SIR</text:p>
          </table:table-cell>
          <table:table-cell table:style-name="Taula13.B9" office:value-type="string">
            <text:p text:style-name="P29">es.caib.regweb3.sir.numMaxAnexos</text:p>
          </table:table-cell>
          <table:table-cell table:style-name="Taula13.C6" office:value-type="float" office:value="5">
            <text:p text:style-name="P29">5</text:p>
          </table:table-cell>
          <table:table-cell table:style-name="Taula13.D9" office:value-type="string">
            <text:p text:style-name="P29">Máximo número de anexos que se pueden adjuntar a un registro de entrada o salida que va a SIR</text:p>
          </table:table-cell>
        </table:table-row>
        <table:table-row table:style-name="Taula13.7">
          <table:table-cell table:style-name="Taula13.A9" office:value-type="string">
            <text:p text:style-name="P30">SIR</text:p>
          </table:table-cell>
          <table:table-cell table:style-name="Taula13.B9" office:value-type="string">
            <text:p text:style-name="P29">es.caib.regweb3.sir.formatosAnexos</text:p>
          </table:table-cell>
          <table:table-cell table:style-name="Taula13.C9" office:value-type="string">
            <text:p text:style-name="P29">.jpg, .jpeg, .odt, .odp, .ods, .odg, .docx, .xlsx, .pptx, .pdf, .png, .rtf, .svg, .tiff, .txt, .xml, .xsig, .csig, .html</text:p>
          </table:table-cell>
          <table:table-cell table:style-name="Taula13.D9" office:value-type="string">
            <text:p text:style-name="P29">Formatos permitidos para los anexos en sir</text:p>
          </table:table-cell>
        </table:table-row>
        <table:table-row table:style-name="Taula13.8">
          <table:table-cell table:style-name="Taula13.A9" office:value-type="string">
            <text:p text:style-name="P30">SIR</text:p>
          </table:table-cell>
          <table:table-cell table:style-name="Taula13.B9" office:value-type="string">
            <text:p text:style-name="P29">es.caib.regweb3.sir.tamanoMaxTotalAnexos<text:tab/></text:p>
          </table:table-cell>
          <table:table-cell table:style-name="Taula13.C8" office:value-type="float" office:value="15728640">
            <text:p text:style-name="P29">15728640</text:p>
          </table:table-cell>
          <table:table-cell table:style-name="Taula13.D9" office:value-type="string">
            <text:p text:style-name="P29">Tamaño máximo permitido para el total de anexos en sir en bytes</text:p>
          </table:table-cell>
        </table:table-row>
        <table:table-row table:style-name="Taula13.9">
          <table:table-cell table:style-name="Taula13.A9" office:value-type="string">
            <text:p text:style-name="P30">Escaner</text:p>
          </table:table-cell>
          <table:table-cell table:style-name="Taula13.B9" office:value-type="string">
            <text:p text:style-name="P31"><text:span text:style-name="T24">es.caib.regweb3.scanweb.absoluteurl</text:span> </text:p>
          </table:table-cell>
          <table:table-cell table:style-name="Taula13.C9" office:value-type="string">
            <text:p text:style-name="P31"><text:span text:style-name="T24">http://</text:span><text:span text:style-name="T25">localhost</text:span><text:span text:style-name="T24">/regweb3/</text:span> </text:p>
          </table:table-cell>
          <table:table-cell table:style-name="Taula13.D9" office:value-type="string">
            <text:p text:style-name="P37">URL Base absoluta para atacar los plugins de ScanWeb. Aquesta propietat només és necessària en els casos en que quan se connecta a l'escànner, es perdi el contexte.</text:p>
          </table:table-cell>
        </table:table-row>
      </table:table>
      <text:p text:style-name="P71"/>
      <text:p text:style-name="Text_20_body"/>
      <text:h text:style-name="P137" text:outline-level="2">Propietats globals per Entitat</text:h>
      <text:p text:style-name="P72">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71"/>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ext:soft-page-break/>
        <table:table-row table:style-name="Tabla16.2">
          <table:table-cell table:style-name="Tabla16.A6" office:value-type="string">
            <text:p text:style-name="P30">General</text:p>
          </table:table-cell>
          <table:table-cell table:style-name="Tabla16.B6" office:value-type="string">
            <text:p text:style-name="P31"><text:span text:style-name="T24">es.caib.regweb3.resultsperpage.oficios</text:span> </text:p>
          </table:table-cell>
          <table:table-cell table:style-name="Tabla16.C2" office:value-type="float" office:value="20">
            <text:p text:style-name="P31">20</text:p>
          </table:table-cell>
          <table:table-cell table:style-name="Tabla16.D6" office:value-type="string">
            <text:p text:style-name="P31"><text:span text:style-name="T24">Resultats per pàgina als Oficis pendents de remissió</text:span> </text:p>
          </table:table-cell>
        </table:table-row>
        <table:table-row table:style-name="Tabla16.3">
          <table:table-cell table:style-name="Tabla16.A6" office:value-type="string">
            <text:p text:style-name="P30">General</text:p>
          </table:table-cell>
          <table:table-cell table:style-name="Tabla16.B6" office:value-type="string">
            <text:p text:style-name="P31"><text:span text:style-name="T24">es.caib.regweb3.resultsperpage.lopd</text:span> </text:p>
          </table:table-cell>
          <table:table-cell table:style-name="Tabla16.C3" office:value-type="float" office:value="20">
            <text:p text:style-name="P31">20</text:p>
          </table:table-cell>
          <table:table-cell table:style-name="Tabla16.D6" office:value-type="string">
            <text:p text:style-name="P31"><text:span text:style-name="T24">Resultats per pàgina als informes LOPD</text:span> </text:p>
          </table:table-cell>
        </table:table-row>
        <table:table-row table:style-name="Tabla16.4">
          <table:table-cell table:style-name="Tabla16.A6" office:value-type="string">
            <text:p text:style-name="P30">General</text:p>
          </table:table-cell>
          <table:table-cell table:style-name="Tabla16.B6" office:value-type="string">
            <text:p text:style-name="P31"><text:span text:style-name="T24">es.caib.regweb3.showannexes</text:span> </text:p>
          </table:table-cell>
          <table:table-cell table:style-name="Tabla16.C6" office:value-type="string">
            <text:p text:style-name="P31">true</text:p>
          </table:table-cell>
          <table:table-cell table:style-name="Tabla16.D6" office:value-type="string">
            <text:p text:style-name="P31"><text:span text:style-name="T24">Mostrar o no els annexes</text:span> </text:p>
          </table:table-cell>
        </table:table-row>
        <table:table-row table:style-name="Tabla16.5">
          <table:table-cell table:style-name="Tabla16.A6" office:value-type="string">
            <text:p text:style-name="P30">SIR</text:p>
          </table:table-cell>
          <table:table-cell table:style-name="Tabla16.B6" office:value-type="string">
            <text:p text:style-name="P31"><text:span text:style-name="T24">es.caib.regweb3.maxuploadsizeinbytes</text:span> </text:p>
          </table:table-cell>
          <table:table-cell table:style-name="Tabla16.C5" office:value-type="float" office:value="10485760">
            <text:p text:style-name="P31">10485760</text:p>
          </table:table-cell>
          <table:table-cell table:style-name="Tabla16.D6" office:value-type="string">
            <text:p text:style-name="P37">Tamany màxim permès per annexe en bytes</text:p>
          </table:table-cell>
        </table:table-row>
        <table:table-row table:style-name="Tabla16.6">
          <table:table-cell table:style-name="Tabla16.A6" office:value-type="string">
            <text:p text:style-name="P30">General</text:p>
          </table:table-cell>
          <table:table-cell table:style-name="Tabla16.B6" office:value-type="string">
            <text:p text:style-name="P31">es.caib.regweb3.anexos.permitirfirmadetached </text:p>
          </table:table-cell>
          <table:table-cell table:style-name="Tabla16.C6" office:value-type="string">
            <text:p text:style-name="P31">true</text:p>
          </table:table-cell>
          <table:table-cell table:style-name="Tabla16.D6" office:value-type="string">
            <text:p text:style-name="P37">Permet establir si l'entitat pot adjuntar annexes amb firma separada (detached) . Si no es declara la propietat o té valor <text:span text:style-name="T19">false</text:span>, no es permet adjuntar annexes amb firma detached.</text:p>
          </table:table-cell>
        </table:table-row>
      </table:table>
      <text:p text:style-name="P71"/>
      <text:p text:style-name="P70"/>
      <text:h text:style-name="Heading_20_1" text:outline-level="1"><text:bookmark-start text:name="__RefNumPara__2191_394026072"/>Plugins<text:bookmark-end text:name="__RefNumPara__2191_394026072"/></text:h>
      <text:p text:style-name="P44"/>
      <text:p text:style-name="P50">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50"/>
      <text:p text:style-name="P50">Els plugins disponibles per a cada cas són:</text:p>
      <text:p text:style-name="P50"/>
      <text:p text:style-name="P50">Plugins generals disponibles per instal·lació:</text:p>
      <text:p text:style-name="P50"/>
      <text:list xml:id="list3948160987" text:style-name="L5">
        <text:list-item>
          <text:p text:style-name="P123">Plugin d'Informació d'Usuari</text:p>
        </text:list-item>
        <text:list-item>
          <text:p text:style-name="P123">Plugin de Custòdia Documental pels Annexes</text:p>
        </text:list-item>
        <text:list-item>
          <text:p text:style-name="P124">Plugin de Custòdia Documental pels Justificants</text:p>
        </text:list-item>
      </text:list>
      <text:p text:style-name="P74"/>
      <text:p text:style-name="P50">Plugins per a cada Entitat disponibles :</text:p>
      <text:p text:style-name="P50"/>
      <text:list xml:id="list124838280797315" text:continue-numbering="true" text:style-name="L5">
        <text:list-item>
          <text:p text:style-name="P123">Plugin per generar Justificant</text:p>
        </text:list-item>
        <text:list-item>
          <text:p text:style-name="P123">Plugin de PostProcés</text:p>
        </text:list-item>
        <text:list-item>
          <text:p text:style-name="P124">Plugin de Distribució</text:p>
        </text:list-item>
        <text:list-item>
          <text:p text:style-name="P124">Plugin de Firma en servidor</text:p>
        </text:list-item>
        <text:list-item>
          <text:p text:style-name="P124">Plugin per definir l'Escàner</text:p>
        </text:list-item>
      </text:list>
      <text:p text:style-name="P47"/>
      <text:h text:style-name="P137" text:outline-level="2"><text:soft-page-break/>Plugins generals</text:h>
      <text:p text:style-name="P72">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47"/>
      <text:h text:style-name="Heading_20_3" text:outline-level="3">Plugin d'Informació d'Usuari</text:h>
      <text:p text:style-name="P74">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74">• Accés a Base de Dades: Veure punt 4.1.1.1.-Plugin de UserInformation via DataBase </text:p>
      <text:p text:style-name="P74">• Accés a LDAP: Veure punt 4.1.1.2.-Plugin de UserInformation via LDAP </text:p>
      <text:p text:style-name="P75"/>
      <text:h text:style-name="Heading_20_4" text:outline-level="4">Plugin de UserInformation via DataBase </text:h>
      <text:p text:style-name="P75">Si volem utilitzar aquest plugin llavors s'ha de definir de la següent forma: </text:p>
      <table:table table:name="Tabla18" table:style-name="Tabla18">
        <table:table-column table:style-name="Tabla18.A"/>
        <table:table-row>
          <table:table-cell table:style-name="Tabla18.A1" office:value-type="string">
            <text:p text:style-name="P100">Tipus:</text:p>
          </table:table-cell>
        </table:table-row>
        <table:table-row>
          <table:table-cell table:style-name="Tabla18.A2" office:value-type="string">
            <text:p text:style-name="P21">User information</text:p>
          </table:table-cell>
        </table:table-row>
      </table:table>
      <text:p text:style-name="P75"/>
      <table:table table:name="Taula25" table:style-name="Taula25">
        <table:table-column table:style-name="Taula25.A"/>
        <table:table-row>
          <table:table-cell table:style-name="Taula25.A1" office:value-type="string">
            <text:p text:style-name="P100">Nom:</text:p>
          </table:table-cell>
        </table:table-row>
        <table:table-row>
          <table:table-cell table:style-name="Taula25.A2" office:value-type="string">
            <text:p text:style-name="P21">User Information</text:p>
          </table:table-cell>
        </table:table-row>
      </table:table>
      <text:p text:style-name="P75"/>
      <table:table table:name="Tabla57" table:style-name="Tabla57">
        <table:table-column table:style-name="Tabla57.A"/>
        <table:table-row>
          <table:table-cell table:style-name="Tabla57.A1" office:value-type="string">
            <text:p text:style-name="P100">Descripció:</text:p>
          </table:table-cell>
        </table:table-row>
        <table:table-row>
          <table:table-cell table:style-name="Tabla57.A2" office:value-type="string">
            <text:p text:style-name="P21">Informació d'usuaris</text:p>
          </table:table-cell>
        </table:table-row>
      </table:table>
      <text:p text:style-name="P75"/>
      <table:table table:name="Taula24" table:style-name="Taula24">
        <table:table-column table:style-name="Taula24.A"/>
        <table:table-row>
          <table:table-cell table:style-name="Taula24.A1" office:value-type="string">
            <text:p text:style-name="P100">Classe Java:</text:p>
          </table:table-cell>
        </table:table-row>
        <table:table-row>
          <table:table-cell table:style-name="Taula24.A2" office:value-type="string">
            <text:p text:style-name="P21">org.fundaciobit.plugins.userinformation.database.DataBaseUserInformationPlugin</text:p>
          </table:table-cell>
        </table:table-row>
      </table:table>
      <text:p text:style-name="P75"/>
      <table:table table:name="Tabla19" table:style-name="Tabla19">
        <table:table-column table:style-name="Tabla19.A"/>
        <table:table-column table:style-name="Tabla19.B"/>
        <table:table-row>
          <table:table-cell table:style-name="Tabla19.A1" table:number-columns-spanned="2" office:value-type="string">
            <text:p text:style-name="P100">Propietats:</text:p>
          </table:table-cell>
          <table:covered-table-cell/>
        </table:table-row>
        <table:table-row>
          <table:table-cell table:style-name="Tabla19.A2" office:value-type="string">
            <text:p text:style-name="P21">es.caib.regweb3.plugins.userinformation.database.jndi</text:p>
          </table:table-cell>
          <table:table-cell table:style-name="Tabla19.B2" office:value-type="string">
            <text:p text:style-name="P21">Base de dades on hi ha la informació del usuaris.</text:p>
          </table:table-cell>
        </table:table-row>
        <table:table-row>
          <table:table-cell table:style-name="Tabla19.A2" office:value-type="string">
            <text:p text:style-name="P21">es.caib.regweb3.plugins.userinformation.database.users_table</text:p>
          </table:table-cell>
          <table:table-cell table:style-name="Tabla19.B2" office:value-type="string">
            <text:p text:style-name="P21">Taula de la base de dades on hi ha la informació dels usuaris.</text:p>
          </table:table-cell>
        </table:table-row>
        <table:table-row>
          <table:table-cell table:style-name="Tabla19.A2" office:value-type="string">
            <text:p text:style-name="P21">es.caib.regweb3.plugins.userinformation.database.username_column</text:p>
          </table:table-cell>
          <table:table-cell table:style-name="Tabla19.B2" office:value-type="string">
            <text:p text:style-name="P21">Columna on hi ha el codi dels usuaris.</text:p>
          </table:table-cell>
        </table:table-row>
        <table:table-row>
          <table:table-cell table:style-name="Tabla19.A2" office:value-type="string">
            <text:p text:style-name="P21">es.caib.regweb3.plugins.userinformation.database.password_column</text:p>
          </table:table-cell>
          <table:table-cell table:style-name="Tabla19.B2" office:value-type="string">
            <text:p text:style-name="P21">Columna on hi ha el password dels usuaris.</text:p>
          </table:table-cell>
        </table:table-row>
        <table:table-row>
          <table:table-cell table:style-name="Tabla19.A2" office:value-type="string">
            <text:p text:style-name="P21">es.caib.regweb3.plugins.userinformation.database.administrationid_column</text:p>
          </table:table-cell>
          <table:table-cell table:style-name="Tabla19.B2" office:value-type="string">
            <text:p text:style-name="P21">Columna on hi ha l'identificador dels usuaris.</text:p>
          </table:table-cell>
        </table:table-row>
        <text:soft-page-break/>
        <table:table-row>
          <table:table-cell table:style-name="Tabla19.A2" office:value-type="string">
            <text:p text:style-name="P21">es.caib.regweb3.plugins.userinformation.database.name_column</text:p>
          </table:table-cell>
          <table:table-cell table:style-name="Tabla19.B2" office:value-type="string">
            <text:p text:style-name="P21">Columna on hi ha el nom dels usuaris.</text:p>
          </table:table-cell>
        </table:table-row>
        <table:table-row>
          <table:table-cell table:style-name="Tabla19.A2" office:value-type="string">
            <text:p text:style-name="P21">es.caib.regweb3.plugins.userinformation.database.surname_1_column</text:p>
          </table:table-cell>
          <table:table-cell table:style-name="Tabla19.B2" office:value-type="string">
            <text:p text:style-name="P21">Columna on hi ha el primer llinatge dels usuaris.</text:p>
          </table:table-cell>
        </table:table-row>
        <table:table-row>
          <table:table-cell table:style-name="Tabla19.A2" office:value-type="string">
            <text:p text:style-name="P21">es.caib.regweb3.plugins.userinformation.database.surname_2_column</text:p>
          </table:table-cell>
          <table:table-cell table:style-name="Tabla19.B2" office:value-type="string">
            <text:p text:style-name="P21">Columna on hi ha el segon llinatge dels usuaris.</text:p>
          </table:table-cell>
        </table:table-row>
        <table:table-row>
          <table:table-cell table:style-name="Tabla19.A2" office:value-type="string">
            <text:p text:style-name="P21">es.caib.regweb3.plugins.userinformation.database.language_column</text:p>
          </table:table-cell>
          <table:table-cell table:style-name="Tabla19.B2" office:value-type="string">
            <text:p text:style-name="P21">Columna on hi ha l'idioma dels usuaris.</text:p>
          </table:table-cell>
        </table:table-row>
        <table:table-row>
          <table:table-cell table:style-name="Tabla19.A2" office:value-type="string">
            <text:p text:style-name="P21">es.caib.regweb3.plugins.userinformation.database.telephone_column</text:p>
          </table:table-cell>
          <table:table-cell table:style-name="Tabla19.B2" office:value-type="string">
            <text:p text:style-name="P21">Columna on hi ha el telèfon dels usuaris.</text:p>
          </table:table-cell>
        </table:table-row>
        <table:table-row>
          <table:table-cell table:style-name="Tabla19.A2" office:value-type="string">
            <text:p text:style-name="P21">es.caib.regweb3.plugins.userinformation.database.email_column</text:p>
          </table:table-cell>
          <table:table-cell table:style-name="Tabla19.B2" office:value-type="string">
            <text:p text:style-name="P21">Columna on hi ha el mail dels usuaris.</text:p>
          </table:table-cell>
        </table:table-row>
        <table:table-row>
          <table:table-cell table:style-name="Tabla19.A2" office:value-type="string">
            <text:p text:style-name="P21">es.caib.regweb3.plugins.userinformation.database.gender_column</text:p>
          </table:table-cell>
          <table:table-cell table:style-name="Tabla19.B2" office:value-type="string">
            <text:p text:style-name="P21">Columna on hi ha el gènere dels usuaris.</text:p>
          </table:table-cell>
        </table:table-row>
        <table:table-row>
          <table:table-cell table:style-name="Tabla19.A2" office:value-type="string">
            <text:p text:style-name="P21">es.caib.regweb3.plugins.userinformation.database.userroles_table</text:p>
          </table:table-cell>
          <table:table-cell table:style-name="Tabla19.B2" office:value-type="string">
            <text:p text:style-name="P21">Taula de la base de dades on hi ha els rols dels usuaris.</text:p>
          </table:table-cell>
        </table:table-row>
        <table:table-row>
          <table:table-cell table:style-name="Tabla19.A2" office:value-type="string">
            <text:p text:style-name="P21">es.caib.regweb3.plugins.userinformation.database.userroles_rolename_column</text:p>
          </table:table-cell>
          <table:table-cell table:style-name="Tabla19.B2" office:value-type="string">
            <text:p text:style-name="P21">Columna de la taula anterior on hi ha el rol.</text:p>
          </table:table-cell>
        </table:table-row>
        <table:table-row>
          <table:table-cell table:style-name="Tabla19.A2" office:value-type="string">
            <text:p text:style-name="P21">es.caib.regweb3.plugins.userinformation.database.userroles_username_column</text:p>
          </table:table-cell>
          <table:table-cell table:style-name="Tabla19.B2" office:value-type="string">
            <text:p text:style-name="P21">Columna de la taula anterior on hi ha l'usuari que té el rol anterior. </text:p>
          </table:table-cell>
        </table:table-row>
      </table:table>
      <text:p text:style-name="P75"/>
      <text:h text:style-name="Heading_20_4" text:outline-level="4">Plugin de UserInformation via LDAP</text:h>
      <text:p text:style-name="P75">Per configurar l'accés via LDAP, hem de tenir els següents valors:</text:p>
      <table:table table:name="Tabla20" table:style-name="Tabla20">
        <table:table-column table:style-name="Tabla20.A"/>
        <table:table-row>
          <table:table-cell table:style-name="Tabla20.A1" office:value-type="string">
            <text:p text:style-name="P100">Tipus:</text:p>
          </table:table-cell>
        </table:table-row>
        <table:table-row>
          <table:table-cell table:style-name="Tabla20.A2" office:value-type="string">
            <text:p text:style-name="P21">User information</text:p>
          </table:table-cell>
        </table:table-row>
      </table:table>
      <text:p text:style-name="P75"/>
      <table:table table:name="Tabla22" table:style-name="Tabla22">
        <table:table-column table:style-name="Tabla22.A"/>
        <table:table-row>
          <table:table-cell table:style-name="Tabla22.A1" office:value-type="string">
            <text:p text:style-name="P100">Nom:</text:p>
          </table:table-cell>
        </table:table-row>
        <table:table-row>
          <table:table-cell table:style-name="Tabla22.A2" office:value-type="string">
            <text:p text:style-name="P21">User Information</text:p>
          </table:table-cell>
        </table:table-row>
      </table:table>
      <text:p text:style-name="P75"/>
      <table:table table:name="Tabla56" table:style-name="Tabla56">
        <table:table-column table:style-name="Tabla56.A"/>
        <table:table-row>
          <table:table-cell table:style-name="Tabla56.A1" office:value-type="string">
            <text:p text:style-name="P100">Descripció:</text:p>
          </table:table-cell>
        </table:table-row>
        <table:table-row>
          <table:table-cell table:style-name="Tabla56.A2" office:value-type="string">
            <text:p text:style-name="P21">Informació d'usuaris</text:p>
          </table:table-cell>
        </table:table-row>
      </table:table>
      <text:p text:style-name="P75"/>
      <table:table table:name="Tabla23" table:style-name="Tabla23">
        <table:table-column table:style-name="Tabla23.A"/>
        <table:table-row>
          <table:table-cell table:style-name="Tabla23.A1" office:value-type="string">
            <text:p text:style-name="P100">Classe Java:</text:p>
          </table:table-cell>
        </table:table-row>
        <table:table-row>
          <table:table-cell table:style-name="Tabla23.A2" office:value-type="string">
            <text:p text:style-name="P21">org.fundaciobit.plugins.userinformation.ldap.LdapUserInformationPlugin</text:p>
          </table:table-cell>
        </table:table-row>
      </table:table>
      <text:p text:style-name="P75"/>
      <table:table table:name="Tabla28" table:style-name="Tabla28">
        <table:table-column table:style-name="Tabla28.A"/>
        <table:table-column table:style-name="Tabla28.B"/>
        <table:table-row>
          <table:table-cell table:style-name="Tabla28.A1" table:number-columns-spanned="2" office:value-type="string">
            <text:p text:style-name="P100">Propietats:</text:p>
          </table:table-cell>
          <table:covered-table-cell/>
        </table:table-row>
        <table:table-row>
          <table:table-cell table:style-name="Tabla28.A2" office:value-type="string">
            <text:p text:style-name="P21">es.caib.portafib.plugins.userinformation.ldap.host_url </text:p>
          </table:table-cell>
          <table:table-cell table:style-name="Tabla28.B2" office:value-type="string">
            <text:p text:style-name="P29"><text:span text:style-name="T8">Servidor de LDAP (p.e. </text:span><text:span text:style-name="T9">ldap://ldap.fundaciobit.org:389</text:span><text:span text:style-name="T8">).</text:span></text:p>
          </table:table-cell>
        </table:table-row>
        <table:table-row>
          <table:table-cell table:style-name="Tabla28.A2" office:value-type="string">
            <text:p text:style-name="P21">es.caib.portafib.plugins.userinformation.ldap.security_principal</text:p>
          </table:table-cell>
          <table:table-cell table:style-name="Tabla28.B2" office:value-type="string">
            <text:p text:style-name="P21">Usuari de amb permisos de lectura de LDAP.</text:p>
          </table:table-cell>
        </table:table-row>
        <table:table-row>
          <table:table-cell table:style-name="Tabla28.A2" office:value-type="string">
            <text:p text:style-name="P21">es.caib.portafib.plugins.userinformation.ldap.security_credentials</text:p>
          </table:table-cell>
          <table:table-cell table:style-name="Tabla28.B2" office:value-type="string">
            <text:p text:style-name="P21">Contrasenya de l'usuari anterior.</text:p>
          </table:table-cell>
        </table:table-row>
        <table:table-row>
          <table:table-cell table:style-name="Tabla28.A2" office:value-type="string">
            <text:p text:style-name="P21">es.caib.portafib.plugins.userinformation.ldap.security_authentication</text:p>
          </table:table-cell>
          <table:table-cell table:style-name="Tabla28.B2" office:value-type="string">
            <text:p text:style-name="P21">Tipus d'autenticació (p.e. <text:span text:style-name="T19">Simple, none</text:span>)</text:p>
          </table:table-cell>
        </table:table-row>
        <text:soft-page-break/>
        <table:table-row>
          <table:table-cell table:style-name="Tabla28.A2" office:value-type="string">
            <text:p text:style-name="P21">es.caib.portafib.plugins.userinformation.ldap.users_context_dn</text:p>
          </table:table-cell>
          <table:table-cell table:style-name="Tabla28.B2" office:value-type="string">
            <text:p text:style-name="P21">Context on es troben els usuris (p.e. <text:span text:style-name="T19">cn=Users,dc=ibitnet,dc=lan</text:span>).</text:p>
          </table:table-cell>
        </table:table-row>
        <table:table-row>
          <table:table-cell table:style-name="Tabla28.A2" office:value-type="string">
            <text:p text:style-name="P21">es.caib.portafib.plugins.userinformation.ldap.search_scope</text:p>
          </table:table-cell>
          <table:table-cell table:style-name="Tabla28.B2" office:value-type="string">
            <text:p text:style-name="P21">Nivell de cerca (p.e. o<text:span text:style-name="T19">nelevel, subtree</text:span>).</text:p>
          </table:table-cell>
        </table:table-row>
        <table:table-row>
          <table:table-cell table:style-name="Tabla28.A2" office:value-type="string">
            <text:p text:style-name="P21">es.caib.portafib.plugins.userinformation.ldap.search_filter</text:p>
          </table:table-cell>
          <table:table-cell table:style-name="Tabla28.B2" office:value-type="string">
            <text:p text:style-name="P21">Filtre de cerca (p.e. <text:span text:style-name="T19">(|(memberOf=CN=@PFI_ADMIN,CN=Users,DC=ibitnet,DC=lan)(memberOf=CN=@PFI_USER,CN=Users,DC=ibitnet,DC=lan))</text:span>).</text:p>
          </table:table-cell>
        </table:table-row>
        <table:table-row>
          <table:table-cell table:style-name="Tabla28.A2" office:value-type="string">
            <text:p text:style-name="P21">es.caib.portafib.plugins.userinformation.ldap.attribute.username</text:p>
          </table:table-cell>
          <table:table-cell table:style-name="Tabla28.B2" office:value-type="string">
            <text:p text:style-name="P21">Usuari.</text:p>
          </table:table-cell>
        </table:table-row>
        <table:table-row>
          <table:table-cell table:style-name="Tabla28.A2" office:value-type="string">
            <text:p text:style-name="P21">es.caib.portafib.plugins.userinformation.ldap.attribute.mail</text:p>
          </table:table-cell>
          <table:table-cell table:style-name="Tabla28.B2" office:value-type="string">
            <text:p text:style-name="P21">Correu de l'usuari.</text:p>
          </table:table-cell>
        </table:table-row>
        <table:table-row>
          <table:table-cell table:style-name="Tabla28.A2" office:value-type="string">
            <text:p text:style-name="P21">es.caib.portafib.plugins.userinformation.ldap.attribute.administration_id</text:p>
          </table:table-cell>
          <table:table-cell table:style-name="Tabla28.B2" office:value-type="string">
            <text:p text:style-name="P21">Nif o AdministrationID de l'usuari.</text:p>
          </table:table-cell>
        </table:table-row>
        <table:table-row>
          <table:table-cell table:style-name="Tabla28.A2" office:value-type="string">
            <text:p text:style-name="P21">es.caib.portafib.plugins.userinformation.ldap.attribute.name</text:p>
          </table:table-cell>
          <table:table-cell table:style-name="Tabla28.B2" office:value-type="string">
            <text:p text:style-name="P21">Nom de l'usuari.</text:p>
          </table:table-cell>
        </table:table-row>
        <table:table-row>
          <table:table-cell table:style-name="Tabla28.A2" office:value-type="string">
            <text:p text:style-name="P21">es.caib.portafib.plugins.userinformation.ldap.attribute.surname</text:p>
          </table:table-cell>
          <table:table-cell table:style-name="Tabla28.B2" office:value-type="string">
            <text:p text:style-name="P21">Llinatges de l'usuari.</text:p>
          </table:table-cell>
        </table:table-row>
        <table:table-row>
          <table:table-cell table:style-name="Tabla28.A2" office:value-type="string">
            <text:p text:style-name="P21">es.caib.portafib.plugins.userinformation.ldap.attribute.telephone</text:p>
          </table:table-cell>
          <table:table-cell table:style-name="Tabla28.B2" office:value-type="string">
            <text:p text:style-name="P21">Telefon de l'usuari.</text:p>
          </table:table-cell>
        </table:table-row>
        <table:table-row>
          <table:table-cell table:style-name="Tabla28.A2" office:value-type="string">
            <text:p text:style-name="P21">es.caib.portafib.plugins.userinformation.ldap.attribute.memberof</text:p>
          </table:table-cell>
          <table:table-cell table:style-name="Tabla28.B2" office:value-type="string">
            <text:p text:style-name="P21">Atribut que conté els roles (p.e. <text:span text:style-name="T19">memberOf</text:span>).</text:p>
          </table:table-cell>
        </table:table-row>
        <table:table-row>
          <table:table-cell table:style-name="Tabla28.A2" office:value-type="string">
            <text:p text:style-name="P21">es.caib.portafib.plugins.userinformation.ldap.prefix_role_match_memberof</text:p>
          </table:table-cell>
          <table:table-cell table:style-name="Tabla28.B2" office:value-type="string">
            <text:p text:style-name="P21">Prefix per obtenir el role de l'atribut (p.e. <text:span text:style-name="T19">@</text:span>).</text:p>
          </table:table-cell>
        </table:table-row>
        <table:table-row>
          <table:table-cell table:style-name="Tabla28.A2" office:value-type="string">
            <text:p text:style-name="P21">es.caib.portafib.plugins.userinformation.ldap.suffix_role_match_memberof</text:p>
          </table:table-cell>
          <table:table-cell table:style-name="Tabla28.B2" office:value-type="string">
            <text:p text:style-name="P21">Sufix per obtenir el role de l'atribut (p.e. <text:span text:style-name="T19">,CN=Users,DC=ibitnet,DC=lan</text:span>).</text:p>
          </table:table-cell>
        </table:table-row>
      </table:table>
      <text:p text:style-name="P75"/>
      <text:p text:style-name="P47"/>
      <text:h text:style-name="P130" text:outline-level="3" text:is-list-header="true"/>
      <text:h text:style-name="Heading_20_3" text:outline-level="3">Plugin de Custòdia Documental pels Annexes</text:h>
      <text:p text:style-name="P74">Aquest plugin s'utilitza per indicar on se custodien els annexes que s'envien i es reben als registres. Actualment hi ha dues implementacions: </text:p>
      <text:p text:style-name="P74">• Alfresco: Veure punt 4.1.2.1.-Plugin de Custòdia Documental d'annexes via Alfresco </text:p>
      <text:p text:style-name="P74">• File System: Veure punt 4.1.2.2.-Plugin de Custòdia Documental d'annexes via File System </text:p>
      <text:p text:style-name="P75"/>
      <text:h text:style-name="Heading_20_4" text:outline-level="4">Plugin de Custòdia Documental d'annexes via Alfresco</text:h>
      <text:p text:style-name="P74">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00">Tipus:</text:p>
          </table:table-cell>
        </table:table-row>
        <table:table-row>
          <table:table-cell table:style-name="Tabla30.A2" office:value-type="string">
            <text:p text:style-name="P21">Custòdia</text:p>
          </table:table-cell>
        </table:table-row>
      </table:table>
      <text:p text:style-name="P75"/>
      <table:table table:name="Taula28" table:style-name="Taula28">
        <table:table-column table:style-name="Taula28.A"/>
        <table:table-row>
          <table:table-cell table:style-name="Taula28.A1" office:value-type="string">
            <text:p text:style-name="P100">Nom:</text:p>
          </table:table-cell>
        </table:table-row>
        <table:table-row>
          <table:table-cell table:style-name="Taula28.A2" office:value-type="string">
            <text:p text:style-name="P21">Custòdia</text:p>
          </table:table-cell>
        </table:table-row>
      </table:table>
      <text:p text:style-name="P75"/>
      <table:table table:name="Tabla55" table:style-name="Tabla55">
        <table:table-column table:style-name="Tabla55.A"/>
        <text:soft-page-break/>
        <table:table-row>
          <table:table-cell table:style-name="Tabla55.A1" office:value-type="string">
            <text:p text:style-name="P100">Descripció:</text:p>
          </table:table-cell>
        </table:table-row>
        <table:table-row>
          <table:table-cell table:style-name="Tabla55.A2" office:value-type="string">
            <text:p text:style-name="P21">Custòdia de documents</text:p>
          </table:table-cell>
        </table:table-row>
      </table:table>
      <text:p text:style-name="P75"/>
      <table:table table:name="Taula29" table:style-name="Taula29">
        <table:table-column table:style-name="Taula29.A"/>
        <table:table-row>
          <table:table-cell table:style-name="Taula29.A1" office:value-type="string">
            <text:p text:style-name="P100">Classe Java:</text:p>
          </table:table-cell>
        </table:table-row>
        <table:table-row>
          <table:table-cell table:style-name="Taula29.A2" office:value-type="string">
            <text:p text:style-name="P29"><text:span text:style-name="T8">org.fundaciobit.plugins.documentcustody.alfr</text:span><text:span text:style-name="T37">esco.</text:span><text:span text:style-name="T27">AlfrescoBaseDocumentCustodyPlugin</text:span><text:span text:style-name="T28"> </text:span></text:p>
          </table:table-cell>
        </table:table-row>
      </table:table>
      <text:p text:style-name="P75"/>
      <table:table table:name="Taula30" table:style-name="Taula30">
        <table:table-column table:style-name="Taula30.A"/>
        <table:table-column table:style-name="Taula30.B"/>
        <table:table-row>
          <table:table-cell table:style-name="Taula30.A1" table:number-columns-spanned="2" office:value-type="string">
            <text:p text:style-name="P100">Propietats:</text:p>
          </table:table-cell>
          <table:covered-table-cell/>
        </table:table-row>
        <table:table-row>
          <table:table-cell table:style-name="Taula30.A2" office:value-type="string">
            <text:p text:style-name="P21">es.caib.regweb3.plugins.documentcustody.alfr<text:span text:style-name="T36">esco</text:span>.url</text:p>
          </table:table-cell>
          <table:table-cell table:style-name="Taula30.B2" office:value-type="string">
            <text:p text:style-name="P21">És la URL per accedir a Alfresco. Depèn del protocol i de la versió d'Alfresco. Exemple (per un Alfresco 5 amb protocol ATOM): <text:span text:style-name="T19">http://localhost:9080/alfresco/api/- default-/public/cmis/versions/1.0/atom .</text:span></text:p>
          </table:table-cell>
        </table:table-row>
        <table:table-row>
          <table:table-cell table:style-name="Taula30.A2" office:value-type="string">
            <text:p text:style-name="P29"><text:span text:style-name="T8">es.caib.regweb3.plugins.documentcustody.alfr</text:span><text:span text:style-name="T37">esco</text:span><text:span text:style-name="T8">.</text:span><text:span text:style-name="T27">repository</text:span><text:span text:style-name="T37"> </text:span></text:p>
          </table:table-cell>
          <table:table-cell table:style-name="Taula30.B2" office:value-type="string">
            <text:p text:style-name="P21">Només per protocol <text:span text:style-name="T19">WS</text:span>. Defineix l'identificador del repositori. Exemple: <text:span text:style-name="T19">b886bad2-998d-4674-a120-1fcc2f1f533c .</text:span></text:p>
          </table:table-cell>
        </table:table-row>
        <table:table-row>
          <table:table-cell table:style-name="Taula30.A2" office:value-type="string">
            <text:p text:style-name="P21">es.caib.regweb3.plugins.documentcustody.alfr<text:span text:style-name="T36">esco</text:span>.site</text:p>
          </table:table-cell>
          <table:table-cell table:style-name="Taula30.B2" office:value-type="string">
            <text:p text:style-name="P21">Només per protocol <text:span text:style-name="T19">ATOM</text:span>. Elegir una entre alfresco.site o alfresco.fullsitepath. Defineix el nom del Site. Exemple: <text:span text:style-name="T19">MySite</text:span> .</text:p>
          </table:table-cell>
        </table:table-row>
        <table:table-row>
          <table:table-cell table:style-name="Taula30.A2" office:value-type="string">
            <text:p text:style-name="P21">es.caib.regweb3.plugins.documentcustody.alfr<text:span text:style-name="T36">esco</text:span>.fullsitepath</text:p>
          </table:table-cell>
          <table:table-cell table:style-name="Taula30.B2" office:value-type="string">
            <text:p text:style-name="P21">Només per protocol <text:span text:style-name="T19">ATOM</text:span>. Elegir una entre alfresco.site o alfresco.fullsitepath. Defineix el Site emprant un ruta absoluta. Exemple: <text:span text:style-name="T19">/Sites/MySite/documentLibrary .</text:span></text:p>
          </table:table-cell>
        </table:table-row>
        <table:table-row>
          <table:table-cell table:style-name="Taula30.A2" office:value-type="string">
            <text:p text:style-name="P21">es.caib.regweb3.plugins.documentcustody.alfr<text:span text:style-name="T36">esco</text:span>.basepath</text:p>
          </table:table-cell>
          <table:table-cell table:style-name="Taula30.B2" office:value-type="string">
            <text:p text:style-name="P21">Directori del repositori on guardar els documents. Exemple: <text:span text:style-name="T19">/test .</text:span></text:p>
          </table:table-cell>
        </table:table-row>
        <table:table-row>
          <table:table-cell table:style-name="Taula30.A2" office:value-type="string">
            <text:p text:style-name="P21">es.caib.regweb3.plugins.documentcustody.alfr<text:span text:style-name="T36">esco</text:span>.acces.user</text:p>
          </table:table-cell>
          <table:table-cell table:style-name="Taula30.B2" office:value-type="string">
            <text:p text:style-name="P21">Nom d'usuari per l'autenticació.</text:p>
          </table:table-cell>
        </table:table-row>
        <table:table-row>
          <table:table-cell table:style-name="Taula30.A2" office:value-type="string">
            <text:p text:style-name="P21">es.caib.regweb3.plugins.documentcustody.alfr<text:span text:style-name="T36">esco</text:span>.access.pass</text:p>
          </table:table-cell>
          <table:table-cell table:style-name="Taula30.B2" office:value-type="string">
            <text:p text:style-name="P21">Contrasenya associada a l'usuari de l'anterior camp.</text:p>
          </table:table-cell>
        </table:table-row>
        <table:table-row>
          <table:table-cell table:style-name="Taula30.A2" office:value-type="string">
            <text:p text:style-name="P21">es.caib.regweb3.plugins.documentcustody.alfr<text:span text:style-name="T36">esco</text:span>.acces.method</text:p>
          </table:table-cell>
          <table:table-cell table:style-name="Taula30.B2" office:value-type="string">
            <text:p text:style-name="P21">Selecciona el protocol de comunicació amb Alfresco. Valors possibles són <text:span text:style-name="T19">WS</text:span> o <text:span text:style-name="T19">ATOM</text:span>. </text:p>
          </table:table-cell>
        </table:table-row>
        <table:table-row>
          <table:table-cell table:style-name="Taula30.A2" office:value-type="string">
            <text:p text:style-name="P21">es.caib.regweb3.plugins.documentcustody.alfr<text:span text:style-name="T36">esco</text:span>.baseurl</text:p>
          </table:table-cell>
          <table:table-cell table:style-name="Taula30.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19">http://localhost:8080/cu stodia/index.jsp?custodyID={1}</text:span></text:p>
          </table:table-cell>
        </table:table-row>
        <table:table-row>
          <table:table-cell table:style-name="Taula30.A2" office:value-type="string">
            <text:p text:style-name="P21">es.caib.regweb3.plugins.documentcustody.alfr<text:span text:style-name="T36">esco</text:span>.algorithm</text:p>
          </table:table-cell>
          <table:table-cell table:style-name="Taula30.B2" office:value-type="string">
            <text:p text:style-name="P21">Opcional. Algoritme de hash per generar l'identificador de la URL. Els valors possibles són: <text:span text:style-name="T19">MD2, MD5, SHA,SHA-256, SHA-384, SHA-512</text:span> .</text:p>
          </table:table-cell>
        </table:table-row>
        <table:table-row>
          <table:table-cell table:style-name="Taula30.A2" office:value-type="string">
            <text:p text:style-name="P21">es.caib.regweb3.plugins.documentcustody.alfr<text:span text:style-name="T36">esco</text:span>.password</text:p>
          </table:table-cell>
          <table:table-cell table:style-name="Taula30.B2" office:value-type="string">
            <text:p text:style-name="P32">Opcional. <text:span text:style-name="T24">Configuració per </text:span><text:soft-page-break/><text:span text:style-name="T24">generar Hash de la baseurl quan {2}</text:span> </text:p>
          </table:table-cell>
        </table:table-row>
        <table:table-row>
          <table:table-cell table:style-name="Taula30.A2" office:value-type="string">
            <text:p text:style-name="P36">es.caib.regweb3.plugins.documentcustody.alfresco.baseurl_expressionlanguage</text:p>
          </table:table-cell>
          <table:table-cell table:style-name="Taula30.B2" office:value-type="string">
            <text:p text:style-name="P36">Opcional. Servei Millorat per generar la URL de Custodia emprant EL. Variables adicionals: validationUrl_custodyID, validationUrl_custodyID_URLEncode i validationUrl_custodyID_Hash</text:p>
            <text:p text:style-name="P36">Exemple: <text:span text:style-name="T19">http://portafib.fundaciobit.org/custody/${registre.url} </text:span></text:p>
          </table:table-cell>
        </table:table-row>
        <table:table-row>
          <table:table-cell table:style-name="Taula30.A2" office:value-type="string">
            <text:p text:style-name="P36">es.caib.regweb3.plugins.documentcustody.alfresco.specialValue_EL</text:p>
          </table:table-cell>
          <table:table-cell table:style-name="Taula30.B2" office:value-type="string">
            <text:p text:style-name="P36">Opcional. Su no definit retorna custodyID. Exemple: <text:span text:style-name="T19">${registre.id}</text:span></text:p>
          </table:table-cell>
        </table:table-row>
        <table:table-row>
          <table:table-cell table:style-name="Taula30.A2" office:value-type="string">
            <text:p text:style-name="P36">es.caib.regweb3.plugins.documentcustody.alfresco.generate_custodyid_expressionlanguage</text:p>
          </table:table-cell>
          <table:table-cell table:style-name="Taula30.B2" office:value-type="string">
            <text:p text:style-name="P36">Opcional. Serveix per generar els CustodyID a partir d'una EL. Exemple: <text:span text:style-name="T19">${registre.id}</text:span></text:p>
          </table:table-cell>
        </table:table-row>
        <table:table-row>
          <table:table-cell table:style-name="Taula30.A2" office:value-type="string">
            <text:p text:style-name="P36">es.caib.regweb3.plugins.documentcustody.alfresco.folder_expressionlanguage</text:p>
          </table:table-cell>
          <table:table-cell table:style-name="Taula30.B2" office:value-type="string">
            <text:p text:style-name="P36">Opcional. Crea estructures del tipus /1971/08/12/Entrada/123455 . Exemple: <text:span text:style-name="T19">${registre.data?string["yyyy/MM/dd"]}/&lt;#if registre.origen??&gt;Salida&lt;#else&gt;Entrada&lt;/#if&gt;/${registre.id}/ </text:span></text:p>
          </table:table-cell>
        </table:table-row>
        <table:table-row>
          <table:table-cell table:style-name="Taula30.A2" office:value-type="string">
            <text:p text:style-name="P36">es.caib.regweb3.plugins.documentcustody.alfresco.automaticmetadata_items</text:p>
          </table:table-cell>
          <table:table-cell table:style-name="Taula30.B2" office:value-type="string">
            <text:p text:style-name="P36">Opcional. Metadades Automàtiques. Se podran emprar les següents propietats segons el que es defineixi a aquesta. Exemple: <text:span text:style-name="T19">1,22</text:span> </text:p>
          </table:table-cell>
        </table:table-row>
        <table:table-row>
          <table:table-cell table:style-name="Taula30.A2" office:value-type="string">
            <text:p text:style-name="P36">es.caib.regweb3.plugins.documentcustody.alfresco.automatic_metadata.22.name</text:p>
          </table:table-cell>
          <table:table-cell table:style-name="Taula30.B2" office:value-type="string">
            <text:p text:style-name="P32">Se pot emprar perquè s’ha definit dins automaticmetadata_items. Exemple: <text:span text:style-name="T19">eni:origen</text:span></text:p>
          </table:table-cell>
        </table:table-row>
        <table:table-row>
          <table:table-cell table:style-name="Taula30.A2" office:value-type="string">
            <text:p text:style-name="P36">es.caib.regweb3.plugins.documentcustody.alfresco.automatic_metadata.22.valueEL</text:p>
          </table:table-cell>
          <table:table-cell table:style-name="Taula30.B2" office:value-type="string">
            <text:p text:style-name="P32">Se pot emprar perquè s’ha definit dins automaticmetadata_items. Exemple: <text:span text:style-name="T19">${registre.origen}</text:span></text:p>
          </table:table-cell>
        </table:table-row>
      </table:table>
      <text:p text:style-name="P75"/>
      <text:h text:style-name="Heading_20_4" text:outline-level="4">Plugin de Custòdia Documental d'annexes via FileSystem</text:h>
      <text:p text:style-name="P74">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00">Tipus:</text:p>
          </table:table-cell>
        </table:table-row>
        <table:table-row>
          <table:table-cell table:style-name="Tabla34.A2" office:value-type="string">
            <text:p text:style-name="P21">Custòdia</text:p>
          </table:table-cell>
        </table:table-row>
      </table:table>
      <text:p text:style-name="P75"/>
      <table:table table:name="Tabla35" table:style-name="Tabla35">
        <table:table-column table:style-name="Tabla35.A"/>
        <table:table-row>
          <table:table-cell table:style-name="Tabla35.A1" office:value-type="string">
            <text:p text:style-name="P100">Nom:</text:p>
          </table:table-cell>
        </table:table-row>
        <table:table-row>
          <table:table-cell table:style-name="Tabla35.A2" office:value-type="string">
            <text:p text:style-name="P21">Custòdia</text:p>
          </table:table-cell>
        </table:table-row>
      </table:table>
      <text:p text:style-name="P75"/>
      <table:table table:name="Tabla54" table:style-name="Tabla54">
        <table:table-column table:style-name="Tabla54.A"/>
        <table:table-row>
          <table:table-cell table:style-name="Tabla54.A1" office:value-type="string">
            <text:p text:style-name="P100">Descripció:</text:p>
          </table:table-cell>
        </table:table-row>
        <table:table-row>
          <table:table-cell table:style-name="Tabla54.A2" office:value-type="string">
            <text:p text:style-name="P21">Custòdia de documents</text:p>
          </table:table-cell>
        </table:table-row>
      </table:table>
      <text:p text:style-name="P75"/>
      <table:table table:name="Tabla36" table:style-name="Tabla36">
        <table:table-column table:style-name="Tabla36.A"/>
        <text:soft-page-break/>
        <table:table-row>
          <table:table-cell table:style-name="Tabla36.A1" office:value-type="string">
            <text:p text:style-name="P100">Classe Java:</text:p>
          </table:table-cell>
        </table:table-row>
        <table:table-row>
          <table:table-cell table:style-name="Tabla36.A2" office:value-type="string">
            <text:p text:style-name="P21">org.fundaciobit.plugins.documentcustody.filesystem.FileSystemDocumentCustodyPlugin</text:p>
          </table:table-cell>
        </table:table-row>
      </table:table>
      <text:p text:style-name="P75"/>
      <table:table table:name="Tabla39" table:style-name="Tabla39">
        <table:table-column table:style-name="Tabla39.A"/>
        <table:table-column table:style-name="Tabla39.B"/>
        <table:table-row>
          <table:table-cell table:style-name="Tabla39.A1" table:number-columns-spanned="2" office:value-type="string">
            <text:p text:style-name="P100">Propietats:</text:p>
          </table:table-cell>
          <table:covered-table-cell/>
        </table:table-row>
        <table:table-row>
          <table:table-cell table:style-name="Tabla39.A2" office:value-type="string">
            <text:p text:style-name="P21">es.caib.regweb3.plugins.documentcustody.filesystem.prefix</text:p>
          </table:table-cell>
          <table:table-cell table:style-name="Tabla39.B2" office:value-type="string">
            <text:p text:style-name="P21">Opcional. Prefixe que afegeix als fitxers quan els guarda en sistema de fitxers.</text:p>
          </table:table-cell>
        </table:table-row>
        <table:table-row>
          <table:table-cell table:style-name="Tabla39.A2" office:value-type="string">
            <text:p text:style-name="P21">es.caib.regweb3.plugins.documentcustody.filesystem.basedir</text:p>
          </table:table-cell>
          <table:table-cell table:style-name="Tabla39.B2" office:value-type="string">
            <text:p text:style-name="P21">Ruta de la carpeta on se guardaran físicament els fitxers dels annexes.</text:p>
          </table:table-cell>
        </table:table-row>
        <table:table-row>
          <table:table-cell table:style-name="Tabla39.A2" office:value-type="string">
            <text:p text:style-name="P21">es.caib.regweb3.plugins.documentcustody.filesystem.baseurl</text:p>
          </table:table-cell>
          <table:table-cell table:style-name="Tabla39.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19">http://localhost:8080/cu stodia/index.jsp?custodyID={1}</text:span></text:p>
          </table:table-cell>
        </table:table-row>
        <table:table-row>
          <table:table-cell table:style-name="Tabla39.A2" office:value-type="string">
            <text:p text:style-name="P21">es.caib.regweb3.plugins.documentcustody.filesystem.algorithm</text:p>
          </table:table-cell>
          <table:table-cell table:style-name="Tabla39.B2" office:value-type="string">
            <text:p text:style-name="P21">Opcional. Algoritme de hash per generar l'identificador de la URL. Els valors possibles són: <text:span text:style-name="T19">MD2, MD5, SHA,SHA-256, SHA-384, SHA-512</text:span> .</text:p>
          </table:table-cell>
        </table:table-row>
        <table:table-row>
          <table:table-cell table:style-name="Tabla39.A2" office:value-type="string">
            <text:p text:style-name="P21">es.caib.regweb3.plugins.documentcustody.filesystem.password</text:p>
          </table:table-cell>
          <table:table-cell table:style-name="Tabla39.B2" office:value-type="string">
            <text:p text:style-name="P32">Opcional. <text:span text:style-name="T24">Configuració per generar Hash de la baseurl quan {2}</text:span> </text:p>
          </table:table-cell>
        </table:table-row>
        <table:table-row>
          <table:table-cell table:style-name="Tabla39.A2" office:value-type="string">
            <text:p text:style-name="P36">es.caib.regweb3.plugins.documentcustody.filesystem.baseurl_expressionlanguage</text:p>
          </table:table-cell>
          <table:table-cell table:style-name="Tabla39.B2" office:value-type="string">
            <text:p text:style-name="P36">Opcional. Servei Millorat per generar la URL de Custodia emprant EL. Variables adicionals: validationUrl_custodyID, validationUrl_custodyID_URLEncode i validationUrl_custodyID_Hash</text:p>
            <text:p text:style-name="P36">Exemple: <text:span text:style-name="T19">http://portafib.fundaciobit.org/custody/${registre.url} </text:span></text:p>
          </table:table-cell>
        </table:table-row>
        <table:table-row>
          <table:table-cell table:style-name="Tabla39.A2" office:value-type="string">
            <text:p text:style-name="P36">es.caib.regweb3.plugins.documentcustody.filesystem.specialValue_EL</text:p>
          </table:table-cell>
          <table:table-cell table:style-name="Tabla39.B2" office:value-type="string">
            <text:p text:style-name="P36">Opcional. Su no definit retorna custodyID. Exemple: <text:span text:style-name="T19">${registre.id}</text:span></text:p>
          </table:table-cell>
        </table:table-row>
        <table:table-row>
          <table:table-cell table:style-name="Tabla39.A2" office:value-type="string">
            <text:p text:style-name="P36">es.caib.regweb3.plugins.documentcustody.filesystem.generate_custodyid_expressionlanguage</text:p>
          </table:table-cell>
          <table:table-cell table:style-name="Tabla39.B2" office:value-type="string">
            <text:p text:style-name="P36">Opcional. Serveix per generar els CustodyID a partir d'una EL. Exemple: <text:span text:style-name="T19">${registre.id}</text:span></text:p>
          </table:table-cell>
        </table:table-row>
        <table:table-row>
          <table:table-cell table:style-name="Tabla39.A2" office:value-type="string">
            <text:p text:style-name="P36">es.caib.regweb3.plugins.documentcustody.filesystem.folder_expressionlanguage</text:p>
          </table:table-cell>
          <table:table-cell table:style-name="Tabla39.B2" office:value-type="string">
            <text:p text:style-name="P36">Opcional. Crea estructures del tipus /1971/08/12/Entrada/123455 . Exemple: <text:span text:style-name="T19">${registre.data?string["yyyy/MM/dd"]}/&lt;#if registre.origen??&gt;Salida&lt;#else&gt;Entrada&lt;/#if&gt;/${registre.id}/ </text:span></text:p>
          </table:table-cell>
        </table:table-row>
        <table:table-row>
          <table:table-cell table:style-name="Tabla39.A2" office:value-type="string">
            <text:p text:style-name="P36">es.caib.regweb3.plugins.documentcustody.filesystem.automaticmetadata_items</text:p>
          </table:table-cell>
          <table:table-cell table:style-name="Tabla39.B2" office:value-type="string">
            <text:p text:style-name="P36">Opcional. Metadades Automàtiques. Se podran emprar les següents propietats segons el que es defineixi a aquesta. Exemple: <text:span text:style-name="T19">1,22</text:span> </text:p>
          </table:table-cell>
        </table:table-row>
        <table:table-row>
          <table:table-cell table:style-name="Tabla39.A2" office:value-type="string">
            <text:p text:style-name="P36">es.caib.regweb3.plugins.documentcustody.filesystem.automatic_metadata.22.name</text:p>
          </table:table-cell>
          <table:table-cell table:style-name="Tabla39.B2" office:value-type="string">
            <text:p text:style-name="P32">Se pot emprar perquè s’ha definit dins automaticmetadata_items. Exemple: <text:span text:style-name="T19">eni:origen</text:span></text:p>
          </table:table-cell>
        </table:table-row>
        <table:table-row>
          <table:table-cell table:style-name="Tabla39.A2" office:value-type="string">
            <text:p text:style-name="P36">es.caib.regweb3.plugins.documentcustody.filesystem.automatic_metadata.22.valueEL</text:p>
          </table:table-cell>
          <table:table-cell table:style-name="Tabla39.B2" office:value-type="string">
            <text:p text:style-name="P32">Se pot emprar perquè s’ha definit dins automaticmetadata_items. Exemple: <text:span text:style-name="T19">${registre.origen}</text:span></text:p>
          </table:table-cell>
        </table:table-row>
      </table:table>
      <text:p text:style-name="P76"/>
      <text:p text:style-name="P76"/>
      <text:h text:style-name="P131" text:outline-level="3"><text:soft-page-break/>Plugin de Custòdia Documental pels Justificants</text:h>
      <text:p text:style-name="P90">Aquest plugin serveix pel mateix que per l'anterior, guardar físicament els fitxers dels annexes que ens arriben i enviam amb els registres, però en aquest cas només és per guardar els justificants que genera Regweb3 per un registre.</text:p>
      <text:p text:style-name="P90">Les opcions són les mateixes que a l'apartat anterior (Alfresco i File System) i les propietats de cada un d'ells són idèntiques. Només canvia el Tipus i el Nom del plugin, que s'han de definir així: </text:p>
      <text:p text:style-name="P75"/>
      <table:table table:name="Tabla40" table:style-name="Tabla40">
        <table:table-column table:style-name="Tabla40.A"/>
        <table:table-row>
          <table:table-cell table:style-name="Tabla40.A1" office:value-type="string">
            <text:p text:style-name="P100">Tipus:</text:p>
          </table:table-cell>
        </table:table-row>
        <table:table-row>
          <table:table-cell table:style-name="Tabla40.A2" office:value-type="string">
            <text:p text:style-name="P21">Custòdia-Justificant</text:p>
          </table:table-cell>
        </table:table-row>
      </table:table>
      <text:p text:style-name="P75"/>
      <table:table table:name="Taula31" table:style-name="Taula31">
        <table:table-column table:style-name="Taula31.A"/>
        <table:table-row>
          <table:table-cell table:style-name="Taula31.A1" office:value-type="string">
            <text:p text:style-name="P100">Nom:</text:p>
          </table:table-cell>
        </table:table-row>
        <table:table-row>
          <table:table-cell table:style-name="Taula31.A2" office:value-type="string">
            <text:p text:style-name="P21">Custòdia-Justificant</text:p>
          </table:table-cell>
        </table:table-row>
      </table:table>
      <text:p text:style-name="P75"/>
      <table:table table:name="Tabla53" table:style-name="Tabla53">
        <table:table-column table:style-name="Tabla53.A"/>
        <table:table-row>
          <table:table-cell table:style-name="Tabla53.A1" office:value-type="string">
            <text:p text:style-name="P100">Descripció:</text:p>
          </table:table-cell>
        </table:table-row>
        <table:table-row>
          <table:table-cell table:style-name="Tabla53.A2" office:value-type="string">
            <text:p text:style-name="P21">Custòdia de justificants</text:p>
          </table:table-cell>
        </table:table-row>
      </table:table>
      <text:p text:style-name="P83"/>
      <text:p text:style-name="P73"/>
      <text:h text:style-name="P138" text:outline-level="2">Plugins per a cada entitat</text:h>
      <text:p text:style-name="P74">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75"/>
      <text:h text:style-name="P132" text:outline-level="3">Plugin per generar Justificant</text:h>
      <text:p text:style-name="P74">S'encarrega de la generació del justificant en pdf que s'adjunta a un registre automàticament quan s'envia a SIR o quan es genera manualment. Aquest plugin disposa d'una sèrie de propietats per poder modificar el contingut d'alguns textos del pdf.</text:p>
      <text:p text:style-name="P75">Es poden triar dues implementacions: </text:p>
      <text:p text:style-name="P74">• Bàsica: Veure punt 4.2.1.1.-Plugin per generar Justificant </text:p>
      <text:p text:style-name="P75">• CAIB: Veure punt 4.2.1.2.-Plugin per generar Justificant CAIB </text:p>
      <text:p text:style-name="P75"/>
      <text:h text:style-name="Heading_20_4" text:outline-level="4">Plugin <text:span text:style-name="T3">per generar Justificant </text:span></text:h>
      <text:p text:style-name="P75">És el plugin que es configura per defecte quan es crea una nova entitat.</text:p>
      <table:table table:name="Tabla41" table:style-name="Tabla41">
        <table:table-column table:style-name="Tabla41.A"/>
        <table:table-row>
          <table:table-cell table:style-name="Tabla41.A1" office:value-type="string">
            <text:p text:style-name="P100">Tipus:</text:p>
          </table:table-cell>
        </table:table-row>
        <table:table-row>
          <table:table-cell table:style-name="Tabla41.A2" office:value-type="string">
            <text:p text:style-name="P21">Justificant</text:p>
          </table:table-cell>
        </table:table-row>
      </table:table>
      <text:p text:style-name="P75"/>
      <table:table table:name="Tabla42" table:style-name="Tabla42">
        <table:table-column table:style-name="Tabla42.A"/>
        <text:soft-page-break/>
        <table:table-row>
          <table:table-cell table:style-name="Tabla42.A1" office:value-type="string">
            <text:p text:style-name="P100">Nom:</text:p>
          </table:table-cell>
        </table:table-row>
        <table:table-row>
          <table:table-cell table:style-name="Tabla42.A2" office:value-type="string">
            <text:p text:style-name="P21">Justificant</text:p>
          </table:table-cell>
        </table:table-row>
      </table:table>
      <text:p text:style-name="P75"/>
      <table:table table:name="Tabla51" table:style-name="Tabla51">
        <table:table-column table:style-name="Tabla51.A"/>
        <table:table-row>
          <table:table-cell table:style-name="Tabla51.A1" office:value-type="string">
            <text:p text:style-name="P100">Descripció:</text:p>
          </table:table-cell>
        </table:table-row>
        <table:table-row>
          <table:table-cell table:style-name="Tabla51.A2" office:value-type="string">
            <text:p text:style-name="P21">Implementació bàsica per a generar el justificant SIR dels registres</text:p>
          </table:table-cell>
        </table:table-row>
      </table:table>
      <text:p text:style-name="P75"/>
      <table:table table:name="Tabla43" table:style-name="Tabla43">
        <table:table-column table:style-name="Tabla43.A"/>
        <table:table-row>
          <table:table-cell table:style-name="Tabla43.A1" office:value-type="string">
            <text:p text:style-name="P100">Classe Java:</text:p>
          </table:table-cell>
        </table:table-row>
        <table:table-row>
          <table:table-cell table:style-name="Tabla43.A2" office:value-type="string">
            <text:p text:style-name="P29"><text:span text:style-name="T8">org.fundaciobit.plugins.justificante.mock</text:span><text:span text:style-name="T37">.</text:span><text:span text:style-name="T27">JustificanteMockPlugin</text:span><text:span text:style-name="T28"> </text:span></text:p>
          </table:table-cell>
        </table:table-row>
      </table:table>
      <text:p text:style-name="P75"/>
      <table:table table:name="Tabla44" table:style-name="Tabla44">
        <table:table-column table:style-name="Tabla44.A"/>
        <table:table-column table:style-name="Tabla44.B"/>
        <table:table-row>
          <table:table-cell table:style-name="Tabla44.A1" table:number-columns-spanned="2" office:value-type="string">
            <text:p text:style-name="P100">Propietats:</text:p>
          </table:table-cell>
          <table:covered-table-cell/>
        </table:table-row>
        <table:table-row>
          <table:table-cell table:style-name="Tabla44.A2" office:value-type="string">
            <text:p text:style-name="P32">es.caib.regweb3.plugins.justificante.mock.declaracion.es</text:p>
          </table:table-cell>
          <table:table-cell table:style-name="Tabla44.A1" office:value-type="string">
            <text:p text:style-name="P21">Missatge en castellà per l'apartat de declaració. Exemple: <text:span text:style-name="T19">declara que las imágenes electrónicas adjuntas...</text:span></text:p>
          </table:table-cell>
        </table:table-row>
        <table:table-row>
          <table:table-cell table:style-name="Tabla44.A3" office:value-type="string">
            <text:p text:style-name="P32">es.caib.regweb3.plugins.justificante.mock.declaracion.ca</text:p>
          </table:table-cell>
          <table:table-cell table:style-name="Tabla44.B3" office:value-type="string">
            <text:p text:style-name="P21">Missatge en català per l'apartat de declaració. Exemple: <text:span text:style-name="T19">declara que les imatges electròniques adjuntes...</text:span></text:p>
          </table:table-cell>
        </table:table-row>
        <table:table-row>
          <table:table-cell table:style-name="Tabla44.A3" office:value-type="string">
            <text:p text:style-name="P32">es.caib.regweb3.plugins.justificante.mock.ley.es</text:p>
          </table:table-cell>
          <table:table-cell table:style-name="Tabla44.B3" office:value-type="string">
            <text:p text:style-name="P21">Missatge en castellà per l'apartat de llei. Exemple: <text:span text:style-name="T19">El registro realizado está amparado...</text:span></text:p>
          </table:table-cell>
        </table:table-row>
        <table:table-row>
          <table:table-cell table:style-name="Tabla44.A3" office:value-type="string">
            <text:p text:style-name="P32">es.caib.regweb3.plugins.justificante.mock.ley.ca</text:p>
          </table:table-cell>
          <table:table-cell table:style-name="Tabla44.B3" office:value-type="string">
            <text:p text:style-name="P21">Missatge en català per l'apartat de llei. Exemple: <text:span text:style-name="T19">El registre realitzat està amparat...</text:span></text:p>
          </table:table-cell>
        </table:table-row>
        <table:table-row>
          <table:table-cell table:style-name="Tabla44.A3" office:value-type="string">
            <text:p text:style-name="P32">es.caib.regweb3.plugins.justificante.mock.validez.es</text:p>
          </table:table-cell>
          <table:table-cell table:style-name="Tabla44.B3" office:value-type="string">
            <text:p text:style-name="P21">Missatge en castellà per l'apartat de validesa. Exemple: <text:span text:style-name="T19">El presente justificante tiene validez ...</text:span></text:p>
          </table:table-cell>
        </table:table-row>
        <table:table-row>
          <table:table-cell table:style-name="Tabla44.A3" office:value-type="string">
            <text:p text:style-name="P32">es.caib.regweb3.plugins.justificante.mock.validez.ca</text:p>
          </table:table-cell>
          <table:table-cell table:style-name="Tabla44.B3" office:value-type="string">
            <text:p text:style-name="P21">Missatge en català per l'apartat de validesa. Exemple: <text:span text:style-name="T19">El present justificant té validesa...</text:span></text:p>
          </table:table-cell>
        </table:table-row>
        <table:table-row>
          <table:table-cell table:style-name="Tabla44.A3" office:value-type="string">
            <text:p text:style-name="P21">es.caib.regweb3.plugins.justificante.mock.logoPath</text:p>
          </table:table-cell>
          <table:table-cell table:style-name="Tabla44.B3" office:value-type="string">
            <text:p text:style-name="P21">Ruta on està el logo de l'entitat. Exemple: <text:span text:style-name="T19">D:/xxxx/goib-05.png</text:span></text:p>
          </table:table-cell>
        </table:table-row>
      </table:table>
      <text:p text:style-name="P75"/>
      <text:h text:style-name="Heading_20_4" text:outline-level="4">Plugin <text:span text:style-name="T3">per generar Justificant CAIB</text:span></text:h>
      <text:p text:style-name="P7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00">Tipus:</text:p>
          </table:table-cell>
        </table:table-row>
        <table:table-row>
          <table:table-cell table:style-name="Tabla45.A2" office:value-type="string">
            <text:p text:style-name="P21">Justificant</text:p>
          </table:table-cell>
        </table:table-row>
      </table:table>
      <text:p text:style-name="P75"/>
      <table:table table:name="Tabla47" table:style-name="Tabla47">
        <table:table-column table:style-name="Tabla47.A"/>
        <table:table-row>
          <table:table-cell table:style-name="Tabla47.A1" office:value-type="string">
            <text:p text:style-name="P100">Nom:</text:p>
          </table:table-cell>
        </table:table-row>
        <table:table-row>
          <table:table-cell table:style-name="Tabla47.A2" office:value-type="string">
            <text:p text:style-name="P21">Justificant</text:p>
          </table:table-cell>
        </table:table-row>
      </table:table>
      <text:p text:style-name="P75"><text:soft-page-break/></text:p>
      <table:table table:name="Tabla52" table:style-name="Tabla52">
        <table:table-column table:style-name="Tabla52.A"/>
        <table:table-row>
          <table:table-cell table:style-name="Tabla52.A1" office:value-type="string">
            <text:p text:style-name="P100">Descripció:</text:p>
          </table:table-cell>
        </table:table-row>
        <table:table-row>
          <table:table-cell table:style-name="Tabla52.A2" office:value-type="string">
            <text:p text:style-name="P21">Genera el justificant SIR-CAIB dels registres</text:p>
          </table:table-cell>
        </table:table-row>
      </table:table>
      <text:p text:style-name="P75"/>
      <table:table table:name="Tabla49" table:style-name="Tabla49">
        <table:table-column table:style-name="Tabla49.A"/>
        <table:table-row>
          <table:table-cell table:style-name="Tabla49.A1" office:value-type="string">
            <text:p text:style-name="P100">Classe Java:</text:p>
          </table:table-cell>
        </table:table-row>
        <table:table-row>
          <table:table-cell table:style-name="Tabla49.A2" office:value-type="string">
            <text:p text:style-name="P21">org.fundaciobit.plugins.justificante.caib<text:span text:style-name="T36">.</text:span><text:span text:style-name="T30">JustificanteCaibPlugin</text:span><text:span text:style-name="T29"> </text:span></text:p>
          </table:table-cell>
        </table:table-row>
      </table:table>
      <text:p text:style-name="P75"/>
      <table:table table:name="Tabla50" table:style-name="Tabla50">
        <table:table-column table:style-name="Tabla50.A"/>
        <table:table-column table:style-name="Tabla50.B"/>
        <table:table-row>
          <table:table-cell table:style-name="Tabla50.A1" table:number-columns-spanned="2" office:value-type="string">
            <text:p text:style-name="P100">Propietats:</text:p>
          </table:table-cell>
          <table:covered-table-cell/>
        </table:table-row>
        <table:table-row>
          <table:table-cell table:style-name="Tabla50.A2" office:value-type="string">
            <text:p text:style-name="P21">es.caib.regweb3.plugins.justificante.caib.estampacion</text:p>
          </table:table-cell>
          <table:table-cell table:style-name="Tabla50.B2" office:value-type="string">
            <text:p text:style-name="P21">És el missatge d'estampació pel csv. Exemple: <text:span text:style-name="T19">Este es un mensaje de estampación url:{0} specialValue:{1} csv:{2} .</text:span></text:p>
            <text:p text:style-name="P23">(On {0}=url, {1}=specialValue, {2}=csv).</text:p>
          </table:table-cell>
        </table:table-row>
        <table:table-row>
          <table:table-cell table:style-name="Tabla50.A2" office:value-type="string">
            <text:p text:style-name="P32">es.caib.regweb3.plugins.justificante.caib.declaracion.es</text:p>
          </table:table-cell>
          <table:table-cell table:style-name="Tabla50.B2" office:value-type="string">
            <text:p text:style-name="P21">Missatge en castellà per l'apartat de declaració. Exemple: <text:span text:style-name="T19">declara que las imágenes electrónicas adjuntas...</text:span></text:p>
          </table:table-cell>
        </table:table-row>
        <table:table-row>
          <table:table-cell table:style-name="Tabla50.A2" office:value-type="string">
            <text:p text:style-name="P32">es.caib.regweb3.plugins.justificante.caib.declaracion.ca</text:p>
          </table:table-cell>
          <table:table-cell table:style-name="Tabla50.B2" office:value-type="string">
            <text:p text:style-name="P21">Missatge en català per l'apartat de declaració. Exemple: <text:span text:style-name="T19">declara que les imatges electròniques adjuntes...</text:span></text:p>
          </table:table-cell>
        </table:table-row>
        <table:table-row>
          <table:table-cell table:style-name="Tabla50.A2" office:value-type="string">
            <text:p text:style-name="P32">es.caib.regweb3.plugins.justificante.caib.ley.es</text:p>
          </table:table-cell>
          <table:table-cell table:style-name="Tabla50.B2" office:value-type="string">
            <text:p text:style-name="P21">Missatge en castellà per l'apartat de llei. Exemple: <text:span text:style-name="T19">El registro realizado está amparado...</text:span></text:p>
          </table:table-cell>
        </table:table-row>
        <table:table-row>
          <table:table-cell table:style-name="Tabla50.A2" office:value-type="string">
            <text:p text:style-name="P32">es.caib.regweb3.plugins.justificante.caib.ley.ca</text:p>
          </table:table-cell>
          <table:table-cell table:style-name="Tabla50.B2" office:value-type="string">
            <text:p text:style-name="P21">Missatge en català per l'apartat de llei. Exemple: <text:span text:style-name="T19">El registre realitzat està amparat...</text:span></text:p>
          </table:table-cell>
        </table:table-row>
        <table:table-row>
          <table:table-cell table:style-name="Tabla50.A2" office:value-type="string">
            <text:p text:style-name="P32">es.caib.regweb3.plugins.justificante.caib.validez.es</text:p>
          </table:table-cell>
          <table:table-cell table:style-name="Tabla50.B2" office:value-type="string">
            <text:p text:style-name="P21">Missatge en castellà per l'apartat de validesa. Exemple: <text:span text:style-name="T19">El presente justificante tiene validez ...</text:span></text:p>
          </table:table-cell>
        </table:table-row>
        <table:table-row>
          <table:table-cell table:style-name="Tabla50.A2" office:value-type="string">
            <text:p text:style-name="P32">es.caib.regweb3.plugins.justificante.caib.validez.ca</text:p>
          </table:table-cell>
          <table:table-cell table:style-name="Tabla50.B2" office:value-type="string">
            <text:p text:style-name="P21">Missatge en català per l'apartat de validesa. Exemple: <text:span text:style-name="T19">El present justificant té validesa...</text:span></text:p>
          </table:table-cell>
        </table:table-row>
        <table:table-row>
          <table:table-cell table:style-name="Tabla50.A2" office:value-type="string">
            <text:p text:style-name="P21">es.caib.regweb3.plugins.justificante.caib.logoPath</text:p>
          </table:table-cell>
          <table:table-cell table:style-name="Tabla50.B2" office:value-type="string">
            <text:p text:style-name="P21">Ruta on està el logo de l'entitat. Exemple: <text:span text:style-name="T19">D:/xxxx/goib-05.png</text:span></text:p>
          </table:table-cell>
        </table:table-row>
      </table:table>
      <text:p text:style-name="P76"/>
      <text:p text:style-name="P75"/>
      <text:h text:style-name="P132" text:outline-level="3">Plugin de PostProcés</text:h>
      <text:p text:style-name="P74">És l'encarregat d'enviar el registre amb tota la seva informació al lloc que se li configuri cada vegada que es crea, edita, afegeixen annexes i/o interessats.</text:p>
      <text:h text:style-name="Heading_20_4" text:outline-level="4">Plugin de PostProcés</text:h>
      <text:p text:style-name="P75">És el plugin que es configura per defecte quan es crea una nova entitat.</text:p>
      <table:table table:name="Tabla58" table:style-name="Tabla58">
        <table:table-column table:style-name="Tabla58.A"/>
        <table:table-row>
          <table:table-cell table:style-name="Tabla58.A1" office:value-type="string">
            <text:p text:style-name="P100">Tipus:</text:p>
          </table:table-cell>
        </table:table-row>
        <table:table-row>
          <table:table-cell table:style-name="Tabla58.A2" office:value-type="string">
            <text:p text:style-name="P21">PostProceso</text:p>
          </table:table-cell>
        </table:table-row>
      </table:table>
      <text:p text:style-name="P75"/>
      <table:table table:name="Tabla59" table:style-name="Tabla59">
        <table:table-column table:style-name="Tabla59.A"/>
        <table:table-row>
          <table:table-cell table:style-name="Tabla59.A1" office:value-type="string">
            <text:p text:style-name="P100">Nom:</text:p>
          </table:table-cell>
        </table:table-row>
        <text:soft-page-break/>
        <table:table-row>
          <table:table-cell table:style-name="Tabla59.A2" office:value-type="string">
            <text:p text:style-name="P21">PostProcés</text:p>
          </table:table-cell>
        </table:table-row>
      </table:table>
      <text:p text:style-name="P75"/>
      <table:table table:name="Tabla60" table:style-name="Tabla60">
        <table:table-column table:style-name="Tabla60.A"/>
        <table:table-row>
          <table:table-cell table:style-name="Tabla60.A1" office:value-type="string">
            <text:p text:style-name="P100">Descripció:</text:p>
          </table:table-cell>
        </table:table-row>
        <table:table-row>
          <table:table-cell table:style-name="Tabla60.A2" office:value-type="string">
            <text:p text:style-name="P21">Implementació base del plugin, no fa cap acció.</text:p>
          </table:table-cell>
        </table:table-row>
      </table:table>
      <text:p text:style-name="P75"/>
      <table:table table:name="Tabla61" table:style-name="Tabla61">
        <table:table-column table:style-name="Tabla61.A"/>
        <table:table-row>
          <table:table-cell table:style-name="Tabla61.A1" office:value-type="string">
            <text:p text:style-name="P100">Classe Java:</text:p>
          </table:table-cell>
        </table:table-row>
        <table:table-row>
          <table:table-cell table:style-name="Tabla61.A2" office:value-type="string">
            <text:p text:style-name="P35">es.caib.regweb3.plugins.postproceso.mock.PostProcesoMockPlugin</text:p>
          </table:table-cell>
        </table:table-row>
      </table:table>
      <text:p text:style-name="P75"/>
      <table:table table:name="Tabla62" table:style-name="Tabla62">
        <table:table-column table:style-name="Tabla62.A"/>
        <table:table-row>
          <table:table-cell table:style-name="Tabla62.A1" office:value-type="string">
            <text:p text:style-name="P100">Propietats: <text:span text:style-name="T10">No té propietats definides</text:span></text:p>
          </table:table-cell>
        </table:table-row>
      </table:table>
      <text:p text:style-name="P75"/>
      <text:p text:style-name="P75"/>
      <text:h text:style-name="Heading_20_3" text:outline-level="3">Plugin de Distribució</text:h>
      <text:p text:style-name="P90">El Plugin de Distribució és l'encarregat de distribuir la informació d'un assentament registral a un sistema extern per tal de poder continuar amb la seva tramitació.</text:p>
      <text:h text:style-name="Heading_20_4" text:outline-level="4">Plugin de Distribució</text:h>
      <text:p text:style-name="P75">És el plugin que es configura per defecte quan es crea una nova entitat.</text:p>
      <table:table table:name="Tabla11" table:style-name="Tabla11">
        <table:table-column table:style-name="Tabla11.A"/>
        <table:table-row>
          <table:table-cell table:style-name="Tabla11.A1" office:value-type="string">
            <text:p text:style-name="P100">Tipus:</text:p>
          </table:table-cell>
        </table:table-row>
        <table:table-row>
          <table:table-cell table:style-name="Tabla11.A2" office:value-type="string">
            <text:p text:style-name="P21">Distribución</text:p>
          </table:table-cell>
        </table:table-row>
      </table:table>
      <text:p text:style-name="P75"/>
      <table:table table:name="Tabla15" table:style-name="Tabla15">
        <table:table-column table:style-name="Tabla15.A"/>
        <table:table-row>
          <table:table-cell table:style-name="Tabla15.A1" office:value-type="string">
            <text:p text:style-name="P100">Nom:</text:p>
          </table:table-cell>
        </table:table-row>
        <table:table-row>
          <table:table-cell table:style-name="Tabla15.A2" office:value-type="string">
            <text:p text:style-name="P21">Distribució</text:p>
          </table:table-cell>
        </table:table-row>
      </table:table>
      <text:p text:style-name="P75"/>
      <table:table table:name="Tabla64" table:style-name="Tabla64">
        <table:table-column table:style-name="Tabla64.A"/>
        <table:table-row>
          <table:table-cell table:style-name="Tabla64.A1" office:value-type="string">
            <text:p text:style-name="P100">Descripció:</text:p>
          </table:table-cell>
        </table:table-row>
        <table:table-row>
          <table:table-cell table:style-name="Tabla64.A2" office:value-type="string">
            <text:p text:style-name="P21">Implementació base del plugin, canvia l'estat d'un registre a Distribuït</text:p>
          </table:table-cell>
        </table:table-row>
      </table:table>
      <text:p text:style-name="P75"/>
      <table:table table:name="Tabla65" table:style-name="Tabla65">
        <table:table-column table:style-name="Tabla65.A"/>
        <table:table-row>
          <table:table-cell table:style-name="Tabla65.A1" office:value-type="string">
            <text:p text:style-name="P100">Classe Java:</text:p>
          </table:table-cell>
        </table:table-row>
        <table:table-row>
          <table:table-cell table:style-name="Tabla65.A2" office:value-type="string">
            <text:p text:style-name="P35">es.caib.regweb3.plugins.distribucion.mock.DistribucionMockPlugin</text:p>
          </table:table-cell>
        </table:table-row>
      </table:table>
      <text:p text:style-name="P75"/>
      <table:table table:name="Tabla66" table:style-name="Tabla66">
        <table:table-column table:style-name="Tabla66.A"/>
        <table:table-row>
          <table:table-cell table:style-name="Tabla66.A1" office:value-type="string">
            <text:p text:style-name="P100">Propietats: <text:span text:style-name="T10">No té propietats definides</text:span></text:p>
          </table:table-cell>
        </table:table-row>
      </table:table>
      <text:p text:style-name="P75"/>
      <text:p text:style-name="P75"/>
      <text:h text:style-name="Heading_20_3" text:outline-level="3">Plugin de Firma en servidor</text:h>
      <text:p text:style-name="P90">La Firma en servidor s'empra en les entitats que puguin fer registres cap a SIR, ja que ha de firmar tots els annexes que s'enviïn. Només farà falta definir-lo a les entitats marcades com a SIR.</text:p>
      <text:p text:style-name="P74"><text:soft-page-break/>Es poden triar dues implementacions: </text:p>
      <text:p text:style-name="P74">• Afirma: Veure punt 4.2.4.1.-Plugin de Firma en servidor Afirma</text:p>
      <text:p text:style-name="P75">• MiniApplet: Veure punt 4.2.4.2.-Plugin de Firma en servidor MiniApplet</text:p>
      <text:h text:style-name="Heading_20_4" text:outline-level="4">Plugin de <text:span text:style-name="T3">Firma en servidor Afirma</text:span></text:h>
      <text:p text:style-name="P75">És el plugin que es configura per defecte quan es crea una nova entitat.</text:p>
      <table:table table:name="Tabla67" table:style-name="Tabla67">
        <table:table-column table:style-name="Tabla67.A"/>
        <table:table-row>
          <table:table-cell table:style-name="Tabla67.A1" office:value-type="string">
            <text:p text:style-name="P100">Tipus:</text:p>
          </table:table-cell>
        </table:table-row>
        <table:table-row>
          <table:table-cell table:style-name="Tabla67.A2" office:value-type="string">
            <text:p text:style-name="P21">Firma Servidor</text:p>
          </table:table-cell>
        </table:table-row>
      </table:table>
      <text:p text:style-name="P75"/>
      <table:table table:name="Tabla68" table:style-name="Tabla68">
        <table:table-column table:style-name="Tabla68.A"/>
        <table:table-row>
          <table:table-cell table:style-name="Tabla68.A1" office:value-type="string">
            <text:p text:style-name="P100">Nom:</text:p>
          </table:table-cell>
        </table:table-row>
        <table:table-row>
          <table:table-cell table:style-name="Tabla68.A2" office:value-type="string">
            <text:p text:style-name="P21">Firma en servidor</text:p>
          </table:table-cell>
        </table:table-row>
      </table:table>
      <text:p text:style-name="P75"/>
      <table:table table:name="Tabla69" table:style-name="Tabla69">
        <table:table-column table:style-name="Tabla69.A"/>
        <table:table-row>
          <table:table-cell table:style-name="Tabla69.A1" office:value-type="string">
            <text:p text:style-name="P100">Descripció:</text:p>
          </table:table-cell>
        </table:table-row>
        <table:table-row>
          <table:table-cell table:style-name="Tabla69.A2" office:value-type="string">
            <text:p text:style-name="P21">Firma en servidor amb @firma</text:p>
          </table:table-cell>
        </table:table-row>
      </table:table>
      <text:p text:style-name="P75"/>
      <table:table table:name="Tabla70" table:style-name="Tabla70">
        <table:table-column table:style-name="Tabla70.A"/>
        <table:table-row>
          <table:table-cell table:style-name="Tabla70.A1" office:value-type="string">
            <text:p text:style-name="P100">Classe Java:</text:p>
          </table:table-cell>
        </table:table-row>
        <table:table-row>
          <table:table-cell table:style-name="Tabla70.A2" office:value-type="string">
            <text:p text:style-name="P35">org.fundaciobit.plugins.signatureserver.afirmaserver.AfirmaServerSignatureServerPlugin</text:p>
          </table:table-cell>
        </table:table-row>
      </table:table>
      <text:p text:style-name="P75"/>
      <table:table table:name="Tabla71" table:style-name="Tabla71">
        <table:table-column table:style-name="Tabla71.A"/>
        <table:table-column table:style-name="Tabla71.B"/>
        <table:table-row>
          <table:table-cell table:style-name="Tabla71.A1" table:number-columns-spanned="2" office:value-type="string">
            <text:p text:style-name="P100">Propietats:</text:p>
          </table:table-cell>
          <table:covered-table-cell/>
        </table:table-row>
        <table:table-row>
          <table:table-cell table:style-name="Tabla71.A2" office:value-type="string">
            <text:p text:style-name="P21">es.caib.regweb3.plugins.signatureserver.afirmaserver.applicationID</text:p>
          </table:table-cell>
          <table:table-cell table:style-name="Tabla71.B2" office:value-type="string">
            <text:p text:style-name="P22">Identificador de l'aplicació.</text:p>
          </table:table-cell>
        </table:table-row>
        <table:table-row>
          <table:table-cell table:style-name="Tabla71.A2" office:value-type="string">
            <text:p text:style-name="P32">es.caib.regweb3.plugins.signatureserver.afirmaserver.applicationID_TimeStamp</text:p>
          </table:table-cell>
          <table:table-cell table:style-name="Tabla71.B2" office:value-type="string">
            <text:p text:style-name="P21"><text:span text:style-name="T35">Propietat opcional. Serveix per fer firmes amb segell de temps. Exemple:</text:span><text:span text:style-name="T19"> Con TimeStamp</text:span></text:p>
          </table:table-cell>
        </table:table-row>
        <table:table-row>
          <table:table-cell table:style-name="Tabla71.A2" office:value-type="string">
            <text:p text:style-name="P32">es.caib.regweb3.plugins.signatureserver.afirmaserver.defaultAliasCertificate</text:p>
          </table:table-cell>
          <table:table-cell table:style-name="Tabla71.B2" office:value-type="string">
            <text:p text:style-name="P22">Sistema de selecció del certificat amb el que firmar. S'utilitza si signaturesSet.getCommonInfoSignature().getUsername() es null</text:p>
          </table:table-cell>
        </table:table-row>
        <table:table-row>
          <table:table-cell table:style-name="Tabla71.A2" office:value-type="string">
            <text:p text:style-name="P32">es.caib.regweb3.plugins.signatureserver.afirmaserver.TransformersTemplatesPath</text:p>
          </table:table-cell>
          <table:table-cell table:style-name="Tabla71.B2" office:value-type="string">
            <text:p text:style-name="P22">Ruta pels templates.</text:p>
          </table:table-cell>
        </table:table-row>
        <table:table-row>
          <table:table-cell table:style-name="Tabla71.A2" office:value-type="string">
            <text:p text:style-name="P32">es.caib.regweb3.plugins.signatureserver.afirmaserver.endpoint</text:p>
          </table:table-cell>
          <table:table-cell table:style-name="Tabla71.B2" office:value-type="string">
            <text:p text:style-name="P22">Propietats de comunicació amb el repositori de serveis. </text:p>
          </table:table-cell>
        </table:table-row>
        <table:table-row>
          <table:table-cell table:style-name="Tabla71.A2" office:value-type="string">
            <text:p text:style-name="P32">es.caib.regweb3.plugins.signatureserver.afirmaserver.authorization.username</text:p>
          </table:table-cell>
          <table:table-cell table:style-name="Tabla71.B2" office:value-type="string">
            <text:p text:style-name="P22">Nom d'usuari del token.</text:p>
          </table:table-cell>
        </table:table-row>
        <table:table-row>
          <table:table-cell table:style-name="Tabla71.A2" office:value-type="string">
            <text:p text:style-name="P32">es.caib.regweb3.plugins.signatureserver.afirmaserver.authorization.password</text:p>
          </table:table-cell>
          <table:table-cell table:style-name="Tabla71.B2" office:value-type="string">
            <text:p text:style-name="P22">Password del token.</text:p>
          </table:table-cell>
        </table:table-row>
        <table:table-row>
          <table:table-cell table:style-name="Tabla71.A2" office:value-type="string">
            <text:p text:style-name="P21">es.caib.regweb3.plugins.signatureserver.afirmaserver.authorization.ks.path</text:p>
          </table:table-cell>
          <table:table-cell table:style-name="Tabla71.B2" office:value-type="string">
            <text:p text:style-name="P22">Ruta del keystore de certificat. Exemple: <text:span text:style-name="T19">/xxx/keystore.jks</text:span></text:p>
          </table:table-cell>
        </table:table-row>
        <table:table-row>
          <table:table-cell table:style-name="Tabla71.A2" office:value-type="string">
            <text:p text:style-name="P21">es.caib.regweb3.plugins.signatureserver.afirmaserver.authorization.ks.type</text:p>
          </table:table-cell>
          <table:table-cell table:style-name="Tabla71.B2" office:value-type="string">
            <text:p text:style-name="P22">Tipus de keystore. Exemple: <text:span text:style-name="T19">jks</text:span></text:p>
          </table:table-cell>
        </table:table-row>
        <table:table-row>
          <table:table-cell table:style-name="Tabla71.A2" office:value-type="string">
            <text:p text:style-name="P21">es.caib.regweb3.plugins.signatureserver.afirmaserver.authorization.ks.password</text:p>
          </table:table-cell>
          <table:table-cell table:style-name="Tabla71.B2" office:value-type="string">
            <text:p text:style-name="P22">Password del keystore.</text:p>
          </table:table-cell>
        </table:table-row>
        <table:table-row>
          <table:table-cell table:style-name="Tabla71.A2" office:value-type="string">
            <text:p text:style-name="P21">es.caib.regweb3.plugins.signatureserver.afirmaserver.authorization.ks.cert.alias</text:p>
          </table:table-cell>
          <table:table-cell table:style-name="Tabla71.B2" office:value-type="string">
            <text:p text:style-name="P22">Alias del certificat del keystore.</text:p>
          </table:table-cell>
        </table:table-row>
        <table:table-row>
          <table:table-cell table:style-name="Tabla71.A2" office:value-type="string">
            <text:p text:style-name="P21">es.caib.regweb3.plugins.signatureserver.afirmaserver.authorization.ks.cert.password</text:p>
          </table:table-cell>
          <table:table-cell table:style-name="Tabla71.B2" office:value-type="string">
            <text:p text:style-name="P22">Password del certificat del keystore.</text:p>
          </table:table-cell>
        </table:table-row>
      </table:table>
      <text:p text:style-name="P75"><text:soft-page-break/></text:p>
      <text:h text:style-name="Heading_20_4" text:outline-level="4">Plugin de <text:span text:style-name="T3">Firma en servidor MiniApplet</text:span></text:h>
      <text:p text:style-name="P73"/>
      <table:table table:name="Tabla72" table:style-name="Tabla72">
        <table:table-column table:style-name="Tabla72.A"/>
        <table:table-row>
          <table:table-cell table:style-name="Tabla72.A1" office:value-type="string">
            <text:p text:style-name="P100">Tipus:</text:p>
          </table:table-cell>
        </table:table-row>
        <table:table-row>
          <table:table-cell table:style-name="Tabla72.A2" office:value-type="string">
            <text:p text:style-name="P21">Firma Servidor</text:p>
          </table:table-cell>
        </table:table-row>
      </table:table>
      <text:p text:style-name="P75"/>
      <table:table table:name="Tabla73" table:style-name="Tabla73">
        <table:table-column table:style-name="Tabla73.A"/>
        <table:table-row>
          <table:table-cell table:style-name="Tabla73.A1" office:value-type="string">
            <text:p text:style-name="P100">Nom:</text:p>
          </table:table-cell>
        </table:table-row>
        <table:table-row>
          <table:table-cell table:style-name="Tabla73.A2" office:value-type="string">
            <text:p text:style-name="P21">Firma en servidor</text:p>
          </table:table-cell>
        </table:table-row>
      </table:table>
      <text:p text:style-name="P75"/>
      <table:table table:name="Tabla74" table:style-name="Tabla74">
        <table:table-column table:style-name="Tabla74.A"/>
        <table:table-row>
          <table:table-cell table:style-name="Tabla74.A1" office:value-type="string">
            <text:p text:style-name="P100">Descripció:</text:p>
          </table:table-cell>
        </table:table-row>
        <table:table-row>
          <table:table-cell table:style-name="Tabla74.A2" office:value-type="string">
            <text:p text:style-name="P21">Firma en servidor mitjançant el MiniApplet</text:p>
          </table:table-cell>
        </table:table-row>
      </table:table>
      <text:p text:style-name="P75"/>
      <table:table table:name="Tabla75" table:style-name="Tabla75">
        <table:table-column table:style-name="Tabla75.A"/>
        <table:table-row>
          <table:table-cell table:style-name="Tabla75.A1" office:value-type="string">
            <text:p text:style-name="P100">Classe Java:</text:p>
          </table:table-cell>
        </table:table-row>
        <table:table-row>
          <table:table-cell table:style-name="Tabla75.A2" office:value-type="string">
            <text:p text:style-name="P35">org.fundaciobit.plugins.signatureserver.miniappletinserver.MiniAppletInServerSignatureServerPlugin</text:p>
          </table:table-cell>
        </table:table-row>
      </table:table>
      <text:p text:style-name="P75"/>
      <table:table table:name="Tabla76" table:style-name="Tabla76">
        <table:table-column table:style-name="Tabla76.A"/>
        <table:table-column table:style-name="Tabla76.B"/>
        <table:table-row>
          <table:table-cell table:style-name="Tabla76.A1" table:number-columns-spanned="2" office:value-type="string">
            <text:p text:style-name="P100">Propietats:</text:p>
          </table:table-cell>
          <table:covered-table-cell/>
        </table:table-row>
        <table:table-row>
          <table:table-cell table:style-name="Tabla76.A2" office:value-type="string">
            <text:p text:style-name="P21">es.caib.regweb3.plugins.signatureserver.miniappletinserver.base_dir</text:p>
          </table:table-cell>
          <table:table-cell table:style-name="Tabla76.B2" office:value-type="string">
            <text:p text:style-name="P22">Directori base on després montarem l'estructura de carpetes <text:span text:style-name="T19">base_dir</text:span>/SERVER_MINIAPPLETINSERVER/<text:span text:style-name="T19">defaultAliasCertificate</text:span>/ .</text:p>
          </table:table-cell>
        </table:table-row>
        <table:table-row>
          <table:table-cell table:style-name="Tabla76.A2" office:value-type="string">
            <text:p text:style-name="P32">es.caib.regweb3.plugins.signatureserver.miniappletinserver.defaultAliasCertificate</text:p>
          </table:table-cell>
          <table:table-cell table:style-name="Tabla76.B2" office:value-type="string">
            <text:p text:style-name="P22">Nom de la carpeta que s'ha de crear just després de /SERVER_MINIAPPLETINSERVER/ i on hi tendrem els arxius fitxer_certificat<text:span text:style-name="T19">.p12</text:span> i el <text:span text:style-name="T19">cert.properties</text:span> .</text:p>
          </table:table-cell>
        </table:table-row>
      </table:table>
      <text:p text:style-name="P75"/>
      <text:p text:style-name="P75"/>
      <text:h text:style-name="Heading_20_3" text:outline-level="3">Plugin per definir l'Escàner</text:h>
      <text:p text:style-name="P87">Aquest plugins serveixen per poder escanejar documents en l'apartat d'Annexes. El sistema permet donar d'alta tots els plugins de d'ScanWeb però cada entitat només en pot utilitzar un de sol.</text:p>
      <text:p text:style-name="P74">Es poden triar tres implementacions: </text:p>
      <text:p text:style-name="P74">• IECISA: Veure punt 4.2.5.1.-Plugin d'escàner IECISA</text:p>
      <text:p text:style-name="P74">• DynamicWebTwain: Veure punt 4.2.5.2.-Plugin d'escàner DynamicWebTwain</text:p>
      <text:p text:style-name="P74">• CAIB: Veure punt 4.2.5.3.-Plugin d'escàner Caib</text:p>
      <text:p text:style-name="P77"/>
      <text:p text:style-name="P74">Aquest plugin no es crea per defecte i es pot crear una vegada es necessiti. La creació d'aquest plugin es troba a dins els scripts de base de dades de l'aplicació.</text:p>
      <text:p text:style-name="Text_20_body"><text:soft-page-break/></text:p>
      <text:h text:style-name="Heading_20_4" text:outline-level="4">Plugin <text:span text:style-name="T3">d'escàner IECISA</text:span></text:h>
      <text:p text:style-name="P74">Aquest plugin utilitza el producte DynamicWebTwain per a la realització de l'escaneig. El plugin s’executa com a applet o com a jnlp segons si el navegador suporta java o no.</text:p>
      <text:p text:style-name="P74"/>
      <table:table table:name="Tabla77" table:style-name="Tabla77">
        <table:table-column table:style-name="Tabla77.A"/>
        <table:table-row>
          <table:table-cell table:style-name="Tabla77.A1" office:value-type="string">
            <text:p text:style-name="P100">Tipus:</text:p>
          </table:table-cell>
        </table:table-row>
        <table:table-row>
          <table:table-cell table:style-name="Tabla77.A2" office:value-type="string">
            <text:p text:style-name="P21">Scan</text:p>
          </table:table-cell>
        </table:table-row>
      </table:table>
      <text:p text:style-name="P75"/>
      <table:table table:name="Tabla78" table:style-name="Tabla78">
        <table:table-column table:style-name="Tabla78.A"/>
        <table:table-row>
          <table:table-cell table:style-name="Tabla78.A1" office:value-type="string">
            <text:p text:style-name="P100">Nom:</text:p>
          </table:table-cell>
        </table:table-row>
        <table:table-row>
          <table:table-cell table:style-name="Tabla78.A2" office:value-type="string">
            <text:p text:style-name="P21">Applet/JNLP Scan</text:p>
          </table:table-cell>
        </table:table-row>
      </table:table>
      <text:p text:style-name="P75"/>
      <table:table table:name="Tabla79" table:style-name="Tabla79">
        <table:table-column table:style-name="Tabla79.A"/>
        <table:table-row>
          <table:table-cell table:style-name="Tabla79.A1" office:value-type="string">
            <text:p text:style-name="P100">Descripció:</text:p>
          </table:table-cell>
        </table:table-row>
        <table:table-row>
          <table:table-cell table:style-name="Tabla79.A2" office:value-type="string">
            <text:p text:style-name="P21">Scan emprant Applet/JNLP</text:p>
          </table:table-cell>
        </table:table-row>
      </table:table>
      <text:p text:style-name="P75"/>
      <table:table table:name="Tabla80" table:style-name="Tabla80">
        <table:table-column table:style-name="Tabla80.A"/>
        <table:table-row>
          <table:table-cell table:style-name="Tabla80.A1" office:value-type="string">
            <text:p text:style-name="P100">Classe Java:</text:p>
          </table:table-cell>
        </table:table-row>
        <table:table-row>
          <table:table-cell table:style-name="Tabla80.A2" office:value-type="string">
            <text:p text:style-name="P35">org.fundaciobit.plugins.scanweb.iecisa.IECISAScanWebPlugin</text:p>
          </table:table-cell>
        </table:table-row>
      </table:table>
      <text:p text:style-name="P75"/>
      <table:table table:name="Tabla81" table:style-name="Tabla81">
        <table:table-column table:style-name="Tabla81.A"/>
        <table:table-column table:style-name="Tabla81.B"/>
        <table:table-row>
          <table:table-cell table:style-name="Tabla81.A1" table:number-columns-spanned="2" office:value-type="string">
            <text:p text:style-name="P100">Propietats:</text:p>
          </table:table-cell>
          <table:covered-table-cell/>
        </table:table-row>
        <table:table-row>
          <table:table-cell table:style-name="Tabla81.A2" office:value-type="string">
            <text:p text:style-name="P21">es.caib.regweb3.plugins.scanweb.iecisa.debug</text:p>
          </table:table-cell>
          <table:table-cell table:style-name="Tabla81.B2" office:value-type="string">
            <text:p text:style-name="P80">Valors disponibles són <text:span text:style-name="T19">true</text:span> o <text:span text:style-name="T19">false</text:span>. Serveix per depurar la funcionalitat d'aquest plugin en desenvolupament.</text:p>
          </table:table-cell>
        </table:table-row>
        <table:table-row>
          <table:table-cell table:style-name="Tabla81.A2" office:value-type="string">
            <text:p text:style-name="P32">es.caib.regweb3.plugins.scanweb.iecisa.forcejnlp</text:p>
          </table:table-cell>
          <table:table-cell table:style-name="Tabla81.B2" office:value-type="string">
            <text:p text:style-name="P21"><text:span text:style-name="T35">Indica si volem que el plugin sempre s’executi com a jnlp. Exemple:</text:span><text:span text:style-name="T19"> false</text:span></text:p>
          </table:table-cell>
        </table:table-row>
        <table:table-row>
          <table:table-cell table:style-name="Tabla81.A2" office:value-type="string">
            <text:p text:style-name="P32">es.caib.regweb3.plugins.scanweb.iecisa.forcesign</text:p>
          </table:table-cell>
          <table:table-cell table:style-name="Tabla81.B2" office:value-type="string">
            <text:p text:style-name="P33">Indica a l'escàner si ha de firmar el document escanejat o no. Exemple: <text:span text:style-name="T19">false</text:span></text:p>
          </table:table-cell>
        </table:table-row>
        <table:table-row>
          <table:table-cell table:style-name="Tabla81.A2" office:value-type="string">
            <text:p text:style-name="P32">es.caib.regweb3.plugins.scanweb.iecisa.closewindowwhenfinish</text:p>
          </table:table-cell>
          <table:table-cell table:style-name="Tabla81.B2" office:value-type="string">
            <text:p text:style-name="P33">Tanca les finestres una vegada acaba el procés d'escaneig. Exemple: <text:span text:style-name="T19">true</text:span></text:p>
          </table:table-cell>
        </table:table-row>
        <table:table-row>
          <table:table-cell table:style-name="Tabla81.A2" office:value-type="string">
            <text:p text:style-name="P32">es.caib.regweb3.plugins.scanweb.iecisa.sign.asunto</text:p>
          </table:table-cell>
          <table:table-cell table:style-name="Tabla81.B2" office:value-type="string">
            <text:p text:style-name="P22">Opcional. S'utilitza si <text:span text:style-name="T19">forcesign=true</text:span>. Afegeix assumpte a la firma del document. Exemple: <text:span text:style-name="T39">ASUNTO</text:span></text:p>
          </table:table-cell>
        </table:table-row>
        <table:table-row>
          <table:table-cell table:style-name="Tabla81.A2" office:value-type="string">
            <text:p text:style-name="P32">es.caib.regweb3.plugins.scanweb.iecisa.sign.keystore</text:p>
          </table:table-cell>
          <table:table-cell table:style-name="Tabla81.B2" office:value-type="string">
            <text:p text:style-name="P22">Opcional. Ruta on es troba el keystore per firmar. S’utilitza si forcesign=true. Exemple: <text:span text:style-name="T39">D:/xxx/REGWEB/</text:span></text:p>
          </table:table-cell>
        </table:table-row>
        <table:table-row>
          <table:table-cell table:style-name="Tabla81.A2" office:value-type="string">
            <text:p text:style-name="P32">es.caib.regweb3.plugins.scanweb.iecisa.sign.password</text:p>
          </table:table-cell>
          <table:table-cell table:style-name="Tabla81.B2" office:value-type="string">
            <text:p text:style-name="P22">Opcional. S’utilitza si forcesign=true. Password. Exemple: <text:span text:style-name="T40">x7E7f9v</text:span></text:p>
          </table:table-cell>
        </table:table-row>
        <table:table-row>
          <table:table-cell table:style-name="Tabla81.A2" office:value-type="string">
            <text:p text:style-name="P32">es.caib.regweb3.plugins.scanweb.iecisa.sign.certpassword</text:p>
          </table:table-cell>
          <table:table-cell table:style-name="Tabla81.B2" office:value-type="string">
            <text:p text:style-name="P22">Opcional<text:span text:style-name="T19">. </text:span>Password del certificat. S’utilitza si forcesign=true. Exemple: <text:span text:style-name="T39">x7EU8QH8</text:span></text:p>
          </table:table-cell>
        </table:table-row>
        <table:table-row>
          <table:table-cell table:style-name="Tabla81.A2" office:value-type="string">
            <text:p text:style-name="P32">es.caib.regweb3.plugins.scanweb.iecisa.sign.alias</text:p>
          </table:table-cell>
          <table:table-cell table:style-name="Tabla81.B2" office:value-type="string">
            <text:p text:style-name="P22">Opcional<text:span text:style-name="T19">. </text:span>Alias de la firma. S’utilitza si forcesign=true. Exemple:<text:span text:style-name="T19"> 1</text:span></text:p>
          </table:table-cell>
        </table:table-row>
        <table:table-row>
          <table:table-cell table:style-name="Tabla81.A2" office:value-type="string">
            <text:p text:style-name="P32">es.caib.regweb3.plugins.scanweb.iecisa.showInModal</text:p>
          </table:table-cell>
          <table:table-cell table:style-name="Tabla81.B2" office:value-type="string">
            <text:p text:style-name="P80">Opcional. <text:span text:style-name="T19">true</text:span> indica que el plugin es mostra dins d'un diàleg modal i <text:span text:style-name="T19">false</text:span> que es mostra dins d'una pàgina normal.</text:p>
          </table:table-cell>
        </table:table-row>
      </table:table>
      <text:p text:style-name="P75"/>
      <text:p text:style-name="P75"><text:soft-page-break/></text:p>
      <text:h text:style-name="P134" text:outline-level="4">Plugin d'escàner DynamicWeb Twain</text:h>
      <text:p text:style-name="P74">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00">Tipus:</text:p>
          </table:table-cell>
        </table:table-row>
        <table:table-row>
          <table:table-cell table:style-name="Tabla82.A2" office:value-type="string">
            <text:p text:style-name="P21">Scan</text:p>
          </table:table-cell>
        </table:table-row>
      </table:table>
      <text:p text:style-name="P75"/>
      <table:table table:name="Tabla83" table:style-name="Tabla83">
        <table:table-column table:style-name="Tabla83.A"/>
        <table:table-row>
          <table:table-cell table:style-name="Tabla83.A1" office:value-type="string">
            <text:p text:style-name="P100">Nom:</text:p>
          </table:table-cell>
        </table:table-row>
        <table:table-row>
          <table:table-cell table:style-name="Tabla83.A2" office:value-type="string">
            <text:p text:style-name="P21">DynamicWebTwain Scan</text:p>
          </table:table-cell>
        </table:table-row>
      </table:table>
      <text:p text:style-name="P75"/>
      <table:table table:name="Tabla84" table:style-name="Tabla84">
        <table:table-column table:style-name="Tabla84.A"/>
        <table:table-row>
          <table:table-cell table:style-name="Tabla84.A1" office:value-type="string">
            <text:p text:style-name="P100">Descripció:</text:p>
          </table:table-cell>
        </table:table-row>
        <table:table-row>
          <table:table-cell table:style-name="Tabla84.A2" office:value-type="string">
            <text:p text:style-name="P21">Scan emprant DynamicWebTwain</text:p>
          </table:table-cell>
        </table:table-row>
      </table:table>
      <text:p text:style-name="P75"/>
      <table:table table:name="Tabla85" table:style-name="Tabla85">
        <table:table-column table:style-name="Tabla85.A"/>
        <table:table-row>
          <table:table-cell table:style-name="Tabla85.A1" office:value-type="string">
            <text:p text:style-name="P100">Classe Java:</text:p>
          </table:table-cell>
        </table:table-row>
        <table:table-row>
          <table:table-cell table:style-name="Tabla85.A2" office:value-type="string">
            <text:p text:style-name="P29"><text:span text:style-name="Strong_20_Emphasis"><text:span text:style-name="T31">org.fundaciobit.plugins.scanweb.dynamicwebtwain.DynamicWebTwainScanWebPlugin </text:span></text:span></text:p>
          </table:table-cell>
        </table:table-row>
      </table:table>
      <text:p text:style-name="P75"/>
      <table:table table:name="Tabla86" table:style-name="Tabla86">
        <table:table-column table:style-name="Tabla86.A"/>
        <table:table-column table:style-name="Tabla86.B"/>
        <table:table-row>
          <table:table-cell table:style-name="Tabla86.A1" table:number-columns-spanned="2" office:value-type="string">
            <text:p text:style-name="P100">Propietats:</text:p>
          </table:table-cell>
          <table:covered-table-cell/>
        </table:table-row>
        <table:table-row>
          <table:table-cell table:style-name="Tabla86.A2" office:value-type="string">
            <text:p text:style-name="P21">es.caib.regweb3.plugins.scanweb.<text:span text:style-name="Strong_20_Emphasis"><text:span text:style-name="T32">dynamicwebtwain</text:span></text:span>.debug</text:p>
          </table:table-cell>
          <table:table-cell table:style-name="Tabla86.B2" office:value-type="string">
            <text:p text:style-name="P22">Mostra els logs de debug. Exemple: <text:span text:style-name="T19">false</text:span></text:p>
          </table:table-cell>
        </table:table-row>
        <table:table-row>
          <table:table-cell table:style-name="Tabla86.A2" office:value-type="string">
            <text:p text:style-name="P29"><text:span text:style-name="T37">es.caib.regweb3.plugins.scanweb.</text:span><text:span text:style-name="Strong_20_Emphasis"><text:span text:style-name="T31">dynamicwebtwain.trial</text:span></text:span></text:p>
          </table:table-cell>
          <table:table-cell table:style-name="Tabla86.B2" office:value-type="string">
            <text:p text:style-name="P23"><text:span text:style-name="T35">Indica si és trial o no. Example: </text:span>true</text:p>
          </table:table-cell>
        </table:table-row>
        <table:table-row>
          <table:table-cell table:style-name="Tabla86.A2" office:value-type="string">
            <text:p text:style-name="P32">es.caib.regweb3.plugins.scanweb.<text:span text:style-name="Strong_20_Emphasis"><text:span text:style-name="T33">dynamicwebtwain</text:span></text:span>.version</text:p>
          </table:table-cell>
          <table:table-cell table:style-name="Tabla86.B2" office:value-type="string">
            <text:p text:style-name="P33">Opcional. <text:span text:style-name="T26">Versió: Per defecte 12.2. Possibles valors 12.2 o 10.2</text:span> </text:p>
          </table:table-cell>
        </table:table-row>
        <table:table-row>
          <table:table-cell table:style-name="Tabla86.A2" office:value-type="string">
            <text:p text:style-name="P32">es.caib.regweb3.plugins.scanweb.<text:span text:style-name="Strong_20_Emphasis"><text:span text:style-name="T33">dynamicwebtwain</text:span></text:span>.productkey</text:p>
          </table:table-cell>
          <table:table-cell table:style-name="Tabla86.B2" office:value-type="string">
            <text:p text:style-name="P29"><text:span text:style-name="T38">Clau del producte. Exemple: </text:span><text:span text:style-name="T34">8839E2</text:span></text:p>
          </table:table-cell>
        </table:table-row>
        <table:table-row>
          <table:table-cell table:style-name="Tabla86.A2" office:value-type="string">
            <text:p text:style-name="P32">es.caib.regweb3.plugins.scanweb.<text:span text:style-name="Strong_20_Emphasis"><text:span text:style-name="T33">dynamicwebtwain</text:span></text:span>.resourcespath</text:p>
          </table:table-cell>
          <table:table-cell table:style-name="Tabla86.B2" office:value-type="string">
            <text:p text:style-name="P33">Ruta on hi ha els recursos de l’escàner. Exemple: <text:span text:style-name="T19">D:/dynamicwebtwain2/scanner_resources</text:span></text:p>
          </table:table-cell>
        </table:table-row>
        <table:table-row>
          <table:table-cell table:style-name="Tabla86.A2" office:value-type="string">
            <text:p text:style-name="P32">es.caib.regweb3.plugins.scanweb.<text:span text:style-name="Strong_20_Emphasis"><text:span text:style-name="T33">dynamicwebtwain</text:span></text:span>.forcesign</text:p>
          </table:table-cell>
          <table:table-cell table:style-name="Tabla86.B2" office:value-type="string">
            <text:p text:style-name="P33">Indica a l'escàner si ha de firmar el document escanejat o no. Exemple: <text:span text:style-name="T19">false</text:span></text:p>
          </table:table-cell>
        </table:table-row>
        <table:table-row>
          <table:table-cell table:style-name="Tabla86.A2" office:value-type="string">
            <text:p text:style-name="P32">es.caib.regweb3.plugins.scanweb.<text:span text:style-name="Strong_20_Emphasis"><text:span text:style-name="T33">dynamicwebtwain</text:span></text:span>.sign.asunto</text:p>
          </table:table-cell>
          <table:table-cell table:style-name="Tabla86.B2" office:value-type="string">
            <text:p text:style-name="P22">Opcional. S'utilitza si <text:span text:style-name="T19">forcesign=true</text:span>. Afegeix assumpte a la firma del document. Exemple: <text:span text:style-name="T39">ASUNTO</text:span></text:p>
          </table:table-cell>
        </table:table-row>
        <table:table-row>
          <table:table-cell table:style-name="Tabla86.A2" office:value-type="string">
            <text:p text:style-name="P32">es.caib.regweb3.plugins.scanweb.<text:span text:style-name="Strong_20_Emphasis"><text:span text:style-name="T33">dynamicwebtwain</text:span></text:span>.sign.keystore</text:p>
          </table:table-cell>
          <table:table-cell table:style-name="Tabla86.B2" office:value-type="string">
            <text:p text:style-name="P22">Opcional. Ruta on es troba el keystore per firmar. S’utilitza si forcesign=true. Exemple: <text:span text:style-name="T39">D:/xxx/REGWEB/</text:span></text:p>
          </table:table-cell>
        </table:table-row>
        <table:table-row>
          <table:table-cell table:style-name="Tabla86.A2" office:value-type="string">
            <text:p text:style-name="P32">es.caib.regweb3.plugins.scanweb.<text:span text:style-name="Strong_20_Emphasis"><text:span text:style-name="T33">dynamicwebtwain</text:span></text:span>.sign.password</text:p>
          </table:table-cell>
          <table:table-cell table:style-name="Tabla86.B2" office:value-type="string">
            <text:p text:style-name="P22">Opcional. Password. S’utilitza si forcesign=true. Exemple: <text:span text:style-name="T40">x7E7f9v</text:span></text:p>
          </table:table-cell>
        </table:table-row>
        <table:table-row>
          <table:table-cell table:style-name="Tabla86.A2" office:value-type="string">
            <text:p text:style-name="P32">es.caib.regweb3.plugins.scanweb.<text:span text:style-name="Strong_20_Emphasis"><text:span text:style-name="T33">dynamicwebtwain</text:span></text:span>.sign.certpassword</text:p>
          </table:table-cell>
          <table:table-cell table:style-name="Tabla86.B2" office:value-type="string">
            <text:p text:style-name="P22"><text:span text:style-name="T19">Opcional. </text:span>Password del certificat. S’utilitza si forcesign=true. Exemple: <text:span text:style-name="T39">x7EU8QH8</text:span></text:p>
          </table:table-cell>
        </table:table-row>
        <table:table-row>
          <table:table-cell table:style-name="Tabla86.A2" office:value-type="string">
            <text:p text:style-name="P32">es.caib.regweb3.plugins.scanweb.<text:span text:style-name="Strong_20_Emphasis"><text:span text:style-name="T33">dynamicwebtwain</text:span></text:span>.sign.alias</text:p>
          </table:table-cell>
          <table:table-cell table:style-name="Tabla86.B2" office:value-type="string">
            <text:p text:style-name="P22"><text:span text:style-name="T19">Opcional. </text:span>Alias de la firma. S’utilitza si forcesign=true. Exemple:<text:span text:style-name="T19"> 1</text:span></text:p>
          </table:table-cell>
        </table:table-row>
      </table:table>
      <text:p text:style-name="P75"/>
      <text:p text:style-name="P75"/>
      <text:p text:style-name="P74">Es recomana que no es firmi dins els plugins d’escaneig ja que el propi Regweb ja s’encarrega de <text:soft-page-break/>les firmes dels annexes en cas que sigui necessari.</text:p>
      <text:h text:style-name="P133" text:outline-level="4" text:is-list-header="true"/>
      <text:h text:style-name="P128" text:outline-level="1"><text:bookmark-start text:name="__RefNumPara__1245_1584979607"/>Gestió de BBDD<text:bookmark-end text:name="__RefNumPara__1245_1584979607"/></text:h>
      <text:p text:style-name="P44"/>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124838018282562" text:continue-list="list124837665996916" text:style-name="L3">
        <text:list-header>
          <text:p text:style-name="P116"/>
        </text:list-header>
      </text:list>
      <text:h text:style-name="Heading_20_3" text:outline-level="3"><text:span text:style-name="Source_20_Text"><text:span text:style-name="T16">PostgreSQL: connectar-se a la BBDD amb psql</text:span></text:span></text:h>
      <text:p text:style-name="P58"><text:span text:style-name="Source_20_Text"><text:span text:style-name="T13"/></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 su postgres<text:line-break/>$ psql -U postgres</text:span></text:span></text:p>
          </table:table-cell>
        </table:table-row>
      </table:table>
      <text:p text:style-name="P46"/>
      <text:h text:style-name="Heading_20_3" text:outline-level="3">Crearem l'usuari regweb:</text:h>
      <text:p text:style-name="P45"/>
      <table:table table:name="Tabla24" table:style-name="Tabla24">
        <table:table-column table:style-name="Tabla24.A"/>
        <table:table-row>
          <table:table-cell table:style-name="Tabla24.A1" office:value-type="string">
            <text:p text:style-name="P92">CREATE USER "regweb" WITH <text:s/>ENCRYPTED PASSWORD 'regweb' NOCREATEUSER;</text:p>
            <text:p text:style-name="P92"/>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93">CREATE DATABASE "regweb" WITH OWNER=regweb;</text:p>
          </table:table-cell>
        </table:table-row>
      </table:table>
      <text:p text:style-name="P45"/>
      <text:p text:style-name="P45">i sortim de psql:</text:p>
      <text:p text:style-name="P45"/>
      <table:table table:name="Tabla26" table:style-name="Tabla26">
        <table:table-column table:style-name="Tabla26.A"/>
        <table:table-row>
          <table:table-cell table:style-name="Tabla26.A1" office:value-type="string">
            <text:p text:style-name="P94">\q</text:p>
          </table:table-cell>
        </table:table-row>
      </table:table>
      <text:p text:style-name="P45"/>
      <text:p text:style-name="P45"/>
      <text:h text:style-name="Heading_20_2" text:outline-level="2">Crear esquema de taules i inserir dades</text:h>
      <text:p text:style-name="P92"/>
      <text:h text:style-name="Heading_20_3" text:outline-level="3">Connectar-se al servidor de BBDD amb l'usuari regweb:</text:h>
      <text:p text:style-name="P45"/>
      <table:table table:name="Tabla33" table:style-name="Tabla33">
        <table:table-column table:style-name="Tabla33.A"/>
        <table:table-row>
          <table:table-cell table:style-name="Tabla33.A1" office:value-type="string">
            <text:list xml:id="list124837679250618" text:continue-numbering="true" text:style-name="L3">
              <text:list-item>
                <text:list>
                  <text:list-header>
                    <text:p text:style-name="P116"><text:span text:style-name="Source_20_Text"><text:span text:style-name="T7">$ psql -h localhost -p 5432 -U regweb -W</text:span></text:span><text:span text:style-name="T7"> -d regweb</text:span></text:p>
                  </text:list-header>
                </text:list>
              </text:list-item>
            </text:list>
          </table:table-cell>
        </table:table-row>
      </table:table>
      <text:list xml:id="list124838154756393" text:continue-numbering="true" text:style-name="L3">
        <text:list-item>
          <text:list>
            <text:list-header>
              <text:p text:style-name="P116"/>
            </text:list-header>
          </text:list>
        </text:list-item>
      </text:list>
      <text:p text:style-name="P48">Si el servidor de BBDD es troba a un altre servidor que no sigui localhost llavors substituïr localhost per l'IP d'aquest altra servidor.</text:p>
      <text:p text:style-name="P45"/>
      <text:h text:style-name="Heading_20_3" text:outline-level="3"><text:soft-page-break/>Donar permisos al usuari:</text:h>
      <text:p text:style-name="P45"/>
      <table:table table:name="Tabla29" table:style-name="Tabla29">
        <table:table-column table:style-name="Tabla29.A"/>
        <table:table-row>
          <table:table-cell table:style-name="Tabla29.A1" office:value-type="string">
            <text:p text:style-name="P98">GRANT ALL PRIVILEGES ON DATABASE "<text:span text:style-name="T7">regweb</text:span>" TO <text:span text:style-name="T7">regweb</text:span>;</text:p>
            <text:p text:style-name="P98">GRANT ALL PRIVILEGES ON SCHEMA PUBLIC TO <text:span text:style-name="T7">regweb</text:span>;</text:p>
          </table:table-cell>
        </table:table-row>
      </table:table>
      <text:p text:style-name="P45"/>
      <text:h text:style-name="Heading_20_3" text:outline-level="3">Importam l'estructura de taules i dades dins la BBDD</text:h>
      <text:p text:style-name="P45"/>
      <text:p text:style-name="P45"/>
      <table:table table:name="Tabla63" table:style-name="Tabla63">
        <table:table-column table:style-name="Tabla63.A"/>
        <table:table-column table:style-name="Tabla63.B"/>
        <table:table-row>
          <table:table-cell table:style-name="Tabla63.A1" office:value-type="string">
            <text:p text:style-name="P99"><text:s/><draw:frame draw:style-name="fr3" draw:name="gráficos6" text:anchor-type="as-char" svg:width="0.97cm" svg:height="1.339cm" draw:z-index="36"><draw:image xlink:href="Pictures/100002010000005E0000008221B454BCD07ACFE4.png" xlink:type="simple" xlink:show="embed" xlink:actuate="onLoad" loext:mime-type="image/png"/></draw:frame></text:p>
          </table:table-cell>
          <table:table-cell table:style-name="Tabla63.B1" office:value-type="string">
            <text:p text:style-name="P84">Dins l'entorn de la CAIB (Govern Balear) els scripts de creació de BBDD Oracle que s'han d'emprar són els que tenen un sufix “_caib”: regweb_create_schema_caib.sql</text:p>
          </table:table-cell>
        </table:table-row>
      </table:table>
      <text:p text:style-name="P45"/>
      <table:table table:name="Tabla31" table:style-name="Tabla31">
        <table:table-column table:style-name="Tabla31.A"/>
        <table:table-row table:style-name="Tabla31.1">
          <table:table-cell table:style-name="Tabla31.A1" office:value-type="string">
            <text:p text:style-name="P95"><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95"><text:span text:style-name="T4">\i $HOME/regweb/scripts/bbdd/</text:span><text:span text:style-name="T5">[x.y]</text:span><text:span text:style-name="T4">/</text:span><text:span text:style-name="T5">[sgbd]</text:span><text:span text:style-name="T4">/regweb3_create_data.sql</text:span></text:p>
          </table:table-cell>
        </table:table-row>
      </table:table>
      <text:p text:style-name="P45"/>
      <text:p text:style-name="P48"><text:tab/>On <text:span text:style-name="T12">[sgbd]</text:span> pot ser Oracle o PostgreSQL i <text:span text:style-name="T12">[x.y]</text:span> <text:s/>és la versió que estam instal·lant.</text:p>
      <text:p text:style-name="P48"/>
      <text:p text:style-name="P48">Si dins aquest directori no trobau el vostre SGBD, llavors comentar-vos que dins el directori $HOME/regweb/scripts/sqlgenerator existeix un generador (gensql.sh/bat) dels scripts sql per tots els SGBD supportats per Hibernate.</text:p>
      <text:p text:style-name="P53"/>
      <text:p text:style-name="P45">Ara cal sortir de psql:</text:p>
      <text:list xml:id="list124838187673074" text:continue-numbering="true" text:style-name="L3">
        <text:list-header>
          <text:p text:style-name="P116"/>
        </text:list-header>
      </text:list>
      <table:table table:name="Tabla32" table:style-name="Tabla32">
        <table:table-column table:style-name="Tabla32.A"/>
        <table:table-row>
          <table:table-cell table:style-name="Tabla32.A1" office:value-type="string">
            <text:p text:style-name="P97">\q</text:p>
          </table:table-cell>
        </table:table-row>
      </table:table>
      <text:list xml:id="list124838209548128" text:continue-numbering="true" text:style-name="L3">
        <text:list-item>
          <text:list>
            <text:list-header>
              <text:p text:style-name="P116"/>
            </text:list-header>
          </text:list>
        </text:list-item>
      </text:list>
      <text:p text:style-name="P44"/>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2315366829" text:style-name="L6">
        <text:list-item>
          <text:list>
            <text:list-item>
              <text:list>
                <text:list-item>
                  <text:p text:style-name="P125">Nom de bbdd: seycon</text:p>
                </text:list-item>
                <text:list-item>
                  <text:p text:style-name="P125">Usuari: <text:s/>seycon</text:p>
                </text:list-item>
                <text:list-item>
                  <text:p text:style-name="P125">Contrasenya: seycon</text:p>
                </text:list-item>
                <text:list-item>
                  <text:p text:style-name="P125">Script de creació de BBDD: $HOME/regweb/scripts/development/seycon_schema.sql</text:p>
                </text:list-item>
                <text:list-item>
                  <text:p text:style-name="P125">Script d'exemple de inicialització de dades: $HOME/regweb/scripts/development/seycon_data_example.sql</text:p>
                </text:list-item>
              </text:list>
            </text:list-item>
          </text:list>
        </text:list-item>
      </text:list>
      <text:p text:style-name="Text_20_body"/>
      <text:p text:style-name="P90">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26" text:outline-level="1"/>
      <text:h text:style-name="P128" text:outline-level="1">Annexes</text:h>
      <text:p text:style-name="Text_20_body"/>
      <text:h text:style-name="Heading_20_2" text:outline-level="2">ANNEX I: Configuració base de REGWEB3</text:h>
      <text:p text:style-name="P90">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90">Aquest plugin empra una configuració per connectar-se a una base de dades d'usuaris/rols anomenada “seycon”. Per a crear aquesta base de dades, hi ha disponibles els següents scripts:</text:p>
      <text:p text:style-name="P88">\development\seycon_schema.sql</text:p>
      <text:p text:style-name="P88">\development\seycon_data_example.sql</text:p>
      <text:p text:style-name="P90">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19">RWE_SUPERADMIN, RWE_ADMIN, RWE_USUARI</text:span>.</text:p>
      <text:p text:style-name="Text_20_body"/>
      <text:h text:style-name="Heading_20_4" text:outline-level="4">Plugin de Custòdia d'annexes</text:h>
      <text:p text:style-name="P90">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00">Propietats:</text:p>
          </table:table-cell>
          <table:covered-table-cell/>
        </table:table-row>
        <table:table-row>
          <table:table-cell table:style-name="Tabla92.A2" office:value-type="string">
            <text:p text:style-name="P22">es.caib.regweb3.plugins.documentcustody.filesystem.prefix</text:p>
          </table:table-cell>
          <table:table-cell table:style-name="Tabla92.B2" office:value-type="string">
            <text:p text:style-name="P22">Per defecte ve configurat el valor <text:span text:style-name="T19">ANNEX</text:span>_ però es pot posar el prefix que es vulgui.</text:p>
          </table:table-cell>
        </table:table-row>
        <table:table-row>
          <table:table-cell table:style-name="Tabla92.A2" office:value-type="string">
            <text:p text:style-name="P22">es.caib.regweb3.plugins.documentcustody.filesystem.basedir</text:p>
          </table:table-cell>
          <table:table-cell table:style-name="Tabla92.B2" office:value-type="string">
            <text:p text:style-name="P22">Estructura de carpetes on es guardaran els annexes en local. Per exemple: <text:span text:style-name="T19">D:/dades/Archivos</text:span></text:p>
          </table:table-cell>
        </table:table-row>
      </table:table>
      <text:p text:style-name="P89"/>
      <text:p text:style-name="P90">Després s’ha de crear l’estructura de carpetes que s’ha indicat a la propietat anterior.</text:p>
      <text:p text:style-name="Text_20_body"/>
      <text:h text:style-name="Heading_20_4" text:outline-level="4">Plugin de Custòdia de justificants</text:h>
      <text:p text:style-name="P90">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ext:soft-page-break/>
        <table:table-row>
          <table:table-cell table:style-name="Tabla93.A1" table:number-columns-spanned="2" office:value-type="string">
            <text:p text:style-name="P100">Propietats:</text:p>
          </table:table-cell>
          <table:covered-table-cell/>
        </table:table-row>
        <table:table-row>
          <table:table-cell table:style-name="Tabla93.A2" office:value-type="string">
            <text:p text:style-name="P22">es.caib.regweb3.plugins.documentcustody.filesystem.prefix</text:p>
          </table:table-cell>
          <table:table-cell table:style-name="Tabla93.B2" office:value-type="string">
            <text:p text:style-name="P22">Per defecte ve configurat el valor <text:span text:style-name="T19">JUST</text:span>_ però es pot posar el prefix que es vulgui.</text:p>
          </table:table-cell>
        </table:table-row>
        <table:table-row>
          <table:table-cell table:style-name="Tabla93.A2" office:value-type="string">
            <text:p text:style-name="P22">es.caib.regweb3.plugins.documentcustody.filesystem.basedir</text:p>
          </table:table-cell>
          <table:table-cell table:style-name="Tabla93.B2" office:value-type="string">
            <text:p text:style-name="P22">Estructura de carpetes on es guardaran els justificants en local. Per exemple: <text:span text:style-name="T19">D:/dades/Justificantes</text:span></text:p>
          </table:table-cell>
        </table:table-row>
      </table:table>
      <text:p text:style-name="P89"/>
      <text:p text:style-name="P90">Després s’ha de crear l’estructura de carpetes que s’ha indicat a la propietat anterior.</text:p>
      <text:p text:style-name="Text_20_body"/>
      <text:p text:style-name="Text_20_body"/>
      <text:h text:style-name="Heading_20_3" text:outline-level="3">Configuració de propietats globals d'instal·lació</text:h>
      <text:p text:style-name="P90">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00">Propietats globals d'instal·lació:</text:p>
          </table:table-cell>
          <table:covered-table-cell/>
        </table:table-row>
        <table:table-row>
          <table:table-cell table:style-name="Tabla94.A2" office:value-type="string">
            <text:p text:style-name="P22">es.caib.regweb3.dir3caib.server</text:p>
          </table:table-cell>
          <table:table-cell table:style-name="Tabla94.B2" office:value-type="string">
            <text:p text:style-name="P22">S'ha de posar la url del servidor de dir3caib que emprarem. Per exemple: <text:span text:style-name="T19">http://registre3.fundaciobit.org/dir3caib</text:span></text:p>
          </table:table-cell>
        </table:table-row>
        <table:table-row>
          <table:table-cell table:style-name="Tabla94.A2" office:value-type="string">
            <text:p text:style-name="P33"><text:span text:style-name="T26">es.caib.regweb3.dir3caib.username</text:span> </text:p>
          </table:table-cell>
          <table:table-cell table:style-name="Tabla94.B2" office:value-type="string">
            <text:p text:style-name="P22">Posar un usuari que té accés al servidor de dir3caib.</text:p>
          </table:table-cell>
        </table:table-row>
        <table:table-row>
          <table:table-cell table:style-name="Tabla94.A2" office:value-type="string">
            <text:p text:style-name="P33"><text:span text:style-name="T26">es.caib.regweb3.dir3caib.password</text:span> </text:p>
          </table:table-cell>
          <table:table-cell table:style-name="Tabla94.B2" office:value-type="string">
            <text:p text:style-name="P34">Posar el password de l'usuari anterior, que té accés al servidor de dir3caib.</text:p>
          </table:table-cell>
        </table:table-row>
        <table:table-row>
          <table:table-cell table:style-name="Tabla94.A2" office:value-type="string">
            <text:p text:style-name="P33">es.caib.regweb3.scanweb.absoluteurl</text:p>
          </table:table-cell>
          <table:table-cell table:style-name="Tabla94.B2" office:value-type="string">
            <text:p text:style-name="P34">Context de l'aplicació de regweb per a que s'utilitzi quan se connecta amb l'escàner, per si apache o algún proxy modifica el context. Exemple: <text:span text:style-name="T19">http://localhost:8080/regweb3/</text:span></text:p>
          </table:table-cell>
        </table:table-row>
      </table:table>
      <text:p text:style-name="Standard"/>
      <text:p text:style-name="Standard"/>
      <text:p text:style-name="Standard"/>
      <text:p text:style-name="P62">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90">Quan es crea una nova Entitat també es creen 3 plugins per defecte:</text:p>
      <text:h text:style-name="Heading_20_4" text:outline-level="4">Plugin Justificant</text:h>
      <text:p text:style-name="P90">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ext:soft-page-break/>
        <table:table-row>
          <table:table-cell table:style-name="Tabla95.A1" table:number-columns-spanned="2" office:value-type="string">
            <text:p text:style-name="P100">Propietats:</text:p>
          </table:table-cell>
          <table:covered-table-cell/>
        </table:table-row>
        <table:table-row>
          <table:table-cell table:style-name="Tabla95.A2" office:value-type="string">
            <text:p text:style-name="P22">es.caib.regweb3.plugins.justificante.mock.logoPath</text:p>
          </table:table-cell>
          <table:table-cell table:style-name="Tabla95.B2" office:value-type="string">
            <text:p text:style-name="P22">S'ha d'indicar la ruta completa de carpetes on es troba el logo de l'entitat i el nom de la imatge, per afegir al justificant. Exemple: <text:span text:style-name="T19">D:/logo/logo.jpg</text:span></text:p>
          </table:table-cell>
        </table:table-row>
      </table:table>
      <text:p text:style-name="Standard"/>
      <text:p text:style-name="Text_20_body"/>
      <text:h text:style-name="Heading_20_4" text:outline-level="4">Plugin Distribució</text:h>
      <text:p text:style-name="P90">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90">És el plugin que s'utilitzarà per firmar els documents que s'envien, tant el justificant com els annexes (si van via SIR). En aquest cas s'ha de configurar la següent propietat:</text:p>
      <text:p text:style-name="P89"/>
      <table:table table:name="Tabla96" table:style-name="Tabla96">
        <table:table-column table:style-name="Tabla96.A"/>
        <table:table-column table:style-name="Tabla96.B"/>
        <table:table-row>
          <table:table-cell table:style-name="Tabla96.A1" table:number-columns-spanned="2" office:value-type="string">
            <text:p text:style-name="P100">Propietats:</text:p>
          </table:table-cell>
          <table:covered-table-cell/>
        </table:table-row>
        <table:table-row>
          <table:table-cell table:style-name="Tabla96.A2" office:value-type="string">
            <text:p text:style-name="P22">es.caib.regweb3.plugins.signatureserver.miniappletinserver.base_dir</text:p>
          </table:table-cell>
          <table:table-cell table:style-name="Tabla96.B2" office:value-type="string">
            <text:p text:style-name="P22">S'ha d'indicar la ruta de carpetes base a partir de la qual crearem l'estructura de carpetes per per contenir el <text:span text:style-name="T19">keystore</text:span> i el <text:span text:style-name="T19">cert.properties</text:span> . </text:p>
            <text:p text:style-name="P22">Per exemple: <text:span text:style-name="T19">C:/arxius/</text:span></text:p>
          </table:table-cell>
        </table:table-row>
        <table:table-row>
          <table:table-cell table:style-name="Tabla96.A2" office:value-type="string">
            <text:p text:style-name="P22">es.caib.regweb3.plugins.signatureserver.miniappletinserver.defaultAliasCertificate</text:p>
          </table:table-cell>
          <table:table-cell table:style-name="Tabla96.B2" office:value-type="string">
            <text:p text:style-name="P22">Nom de la carpeta que s'ha de crear després de la carpeta / SERVER_MINIAPPLETINSERVER .</text:p>
            <text:p text:style-name="P22">Per exemple: <text:span text:style-name="T19">regweb3</text:span></text:p>
          </table:table-cell>
        </table:table-row>
      </table:table>
      <text:p text:style-name="Standard"/>
      <text:p text:style-name="P62">Després, quan tenim definida la ruta base anterior (base_dir), hem de crear l'estructura de carpetes <text:span text:style-name="T19">base_dir</text:span>/SERVER_MINIAPPLETINSERVER/<text:span text:style-name="T17">defaultAliasCertificate</text:span>/ i aquí dins posar el nostre <text:span text:style-name="T19">fitxer_certificat.p12</text:span> i el <text:span text:style-name="T19">cert.properties</text:span> .</text:p>
      <text:p text:style-name="P62">Si seguim els exemples indicats a les propietats anteriors, l'estructura de carpetes serà C:/arxius/SERVER_MINIAPPLETINSERVER/regweb3/.</text:p>
      <text:p text:style-name="P90"/>
      <text:p text:style-name="P90">El fitxer_certificat.p12 és el certificat que proporciona una entitat certificadora i s'ha de guardar a la ruta <text:span text:style-name="T19">base_dir</text:span>/<text:span text:style-name="T19">SERVER_MINIAPPLETIN</text:span><text:span text:style-name="T17">SERVER/defaultAliasCertificate/ . </text:span></text:p>
      <text:p text:style-name="P90"><text:span text:style-name="T18">L'arxiu </text:span><text:span text:style-name="T17">cert.properties </text:span><text:span text:style-name="T18">ha d'estar al mateix directori que el certificat anterior i ha de ser un fitxer de text amb el següent contingut:</text:span></text:p>
      <text:p text:style-name="P44"/>
      <table:table table:name="Tabla98" table:style-name="Tabla98">
        <table:table-column table:style-name="Tabla98.A"/>
        <table:table-row>
          <table:table-cell table:style-name="Tabla98.A1" office:value-type="string">
            <text:p text:style-name="P57">p12filename=fitxer_certificat.p12</text:p>
            <text:p text:style-name="P57">p12password=xxxxxxxxxxx</text:p>
          </table:table-cell>
        </table:table-row>
      </table:table>
      <text:p text:style-name="P42"/>
      <text:p text:style-name="Text_20_body"/>
      <text:h text:style-name="Heading_20_3" text:outline-level="3"><text:soft-page-break/>Configuració de propietats globals per Entitat</text:h>
      <text:p text:style-name="P90">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62"/>
      <text:p text:style-name="P62">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44"/>
      <text:h text:style-name="Heading_20_3" text:outline-level="3">Obtenir codi font</text:h>
      <text:list xml:id="list2213489896" text:style-name="L7">
        <text:list-header>
          <text:p text:style-name="P117">Per descarregar el codi font de l'última versió estable (release) de RegWeb3 accedirem a:</text:p>
        </text:list-header>
      </text:list>
      <text:p text:style-name="P44"/>
      <table:table table:name="Tabla6" table:style-name="Tabla6">
        <table:table-column table:style-name="Tabla6.A"/>
        <table:table-row>
          <table:table-cell table:style-name="Tabla6.A1" office:value-type="string">
            <text:p text:style-name="P55">https://github.com/GovernIB/registre/releases</text:p>
          </table:table-cell>
        </table:table-row>
      </table:table>
      <text:p text:style-name="P44"/>
      <text:p text:style-name="P47">En la secció Downloads descarregarem el codi font (Source Code) en el format escollit.</text:p>
      <text:p text:style-name="P47"/>
      <text:p text:style-name="P47">Es recomana sempre utilitzar l'última *release alliberada.</text:p>
      <text:h text:style-name="Heading_20_3" text:outline-level="3">Compilació</text:h>
      <text:p text:style-name="P47">Existeixen dos scripts que ens ajuden en la tasca de compilació i que a més ens copien l'ear al JBoss i son deploy.sh/.bat.</text:p>
      <text:p text:style-name="P47"/>
      <text:p text:style-name="P47">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7"/>
      <text:p text:style-name="P47">Executant help.sh /.bat vos apareixen totes les opcions possibles.</text:p>
      <text:p text:style-name="P4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52">Paràmetre</text:p>
          </table:table-cell>
          <table:table-cell table:style-name="Tabla21.A1" office:value-type="string">
            <text:p text:style-name="P52">Requerit</text:p>
          </table:table-cell>
          <table:table-cell table:style-name="Tabla21.C1" office:value-type="string">
            <text:p text:style-name="P52">Descripció</text:p>
          </table:table-cell>
        </table:table-row>
        <table:table-row table:style-name="Tabla21.1">
          <table:table-cell table:style-name="Tabla21.A2" office:value-type="string">
            <text:p text:style-name="P64">clean</text:p>
          </table:table-cell>
          <table:table-cell table:style-name="Tabla21.B2" office:value-type="string">
            <text:p text:style-name="P64">No</text:p>
          </table:table-cell>
          <table:table-cell table:style-name="Tabla21.C2" office:value-type="string">
            <text:p text:style-name="P64">Neteja els arxius temporals abans de tornar a recompilar</text:p>
          </table:table-cell>
        </table:table-row>
      </table:table>
      <text:p text:style-name="P44"/>
      <text:p text:style-name="P44"/>
      <text:p text:style-name="P44">Per compilar fent netes les classes compilades:</text:p>
      <table:table table:name="Tabla27" table:style-name="Tabla27">
        <table:table-column table:style-name="Tabla27.A"/>
        <table:table-row>
          <table:table-cell table:style-name="Tabla27.A1" office:value-type="string">
            <text:p text:style-name="P54"><text:s text:c="7"/>$ deploy.sh clean </text:p>
          </table:table-cell>
        </table:table-row>
      </table:table>
      <text:p text:style-name="P47">(a més, desplegarà l'ear al servidor d'aplicacions si es té definida la variable d'entorn REGWEB_DEPLOY_DIR).</text:p>
      <text:p text:style-name="P44"/>
      <text:p text:style-name="P44">En poques paraules el que ha fet l'anterior comanda és el següent:</text:p>
      <table:table table:name="Taula1" table:style-name="Taula1">
        <table:table-column table:style-name="Taula1.A"/>
        <text:soft-page-break/>
        <table:table-row>
          <table:table-cell table:style-name="Taula1.A1" office:value-type="string">
            <text:p text:style-name="P54"><text:s text:c="7"/>$ mvn clean -DskipTests install</text:p>
          </table:table-cell>
        </table:table-row>
      </table:table>
      <text:p text:style-name="P43"/>
      <text:h text:style-name="P135" text:outline-level="2">ANNEX II: Errors JBoss <text:s/>5.1.0 GA i Oracle 11</text:h>
      <text:p text:style-name="P69"/>
      <text:p text:style-name="P78">S'han detectat problemes al executar JBoss 5.1.0 en combinació amb Oracle 11. El que passar és que les llibreries Hibernate que porta JBoss <text:s/>5.1.0 no suporten aquest SGBD. </text:p>
      <text:p text:style-name="P78">La solució és substituir les llibreries hibernate <text:s/>3.3.1.GA que porta JBoss <text:s/>5.1.0 per una versió superior, per exemple la del JBoss 5.2 que és la 3.3.2.GA_CP05.</text:p>
      <text:h text:style-name="Heading_20_2" text:outline-level="2">Connexió Regweb3 amb Dir3caib</text:h>
      <text:p text:style-name="P62">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4" draw:style-name="Mgr1" draw:text-style-name="MP5" svg:x1="0.062cm" svg:y1="0.056cm" svg:x2="16.995cm" svg:y2="0.03cm"><text:p/></draw:line></text:p>
        <text:p text:style-name="MP4"><text:page-number text:select-page="current">12</text:page-number><text:s/>de <text:page-count>3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2:57:24.28</meta:creation-date>
    <meta:editing-cycles>398</meta:editing-cycles>
    <meta:editing-duration>P7DT1H53M54S</meta:editing-duration>
    <meta:initial-creator>Antoni Nadal</meta:initial-creator>
    <dc:date>2017-12-19T12:48:35.869000000</dc:date>
    <meta:document-statistic meta:table-count="104" meta:image-count="7" meta:object-count="0" meta:page-count="36" meta:paragraph-count="867" meta:word-count="6312" meta:character-count="52111" meta:non-whitespace-character-count="46472"/>
    <meta:user-defined meta:name="Información 1"/>
    <meta:user-defined meta:name="Información 2"/>
    <meta:user-defined meta:name="Información 3"/>
    <meta:user-defined meta:name="Información 4"/>
  </office:meta>
</office:document-meta>
</file>